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3D000000F760955184B9E18D71.png" manifest:media-type="image/png"/>
  <manifest:file-entry manifest:full-path="Pictures/10000201000003900000020BFC45C0563C016B27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" svg:font-family="'Arial Black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319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4.392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026cm"/>
    </style:style>
    <style:style style:name="pr1" style:family="presentation" style:parent-style-name="Default_20_2-title">
      <style:graphic-properties draw:auto-grow-height="true" fo:min-height="2.5cm"/>
    </style:style>
    <style:style style:name="pr2" style:family="presentation" style:parent-style-name="Default_20_2-outline1">
      <style:graphic-properties fo:min-height="3.669cm"/>
    </style:style>
    <style:style style:name="pr3" style:family="presentation" style:parent-style-name="Default_20_2-backgroundobjects">
      <style:graphic-properties draw:stroke="solid" svg:stroke-width="0.035cm" svg:stroke-color="#0f417a" draw:marker-start-width="0.252cm" draw:marker-end-width="0.252cm" draw:fill="none" draw:textarea-vertical-align="middle" fo:padding-top="0.017cm" fo:padding-bottom="0.017cm" fo:padding-left="0.017cm" fo:padding-right="0.017cm"/>
    </style:style>
    <style:style style:name="pr4" style:family="presentation" style:parent-style-name="Default_20_2-notes">
      <style:graphic-properties draw:fill-color="#ffffff" draw:auto-grow-height="true" fo:min-height="13.364cm"/>
    </style:style>
    <style:style style:name="pr5" style:family="presentation" style:parent-style-name="Default_20_4-title">
      <style:graphic-properties fo:min-height="2.4cm"/>
    </style:style>
    <style:style style:name="pr6" style:family="presentation" style:parent-style-name="Default_20_4-outline1">
      <style:graphic-properties fo:min-height="1.944cm"/>
    </style:style>
    <style:style style:name="pr7" style:family="presentation" style:parent-style-name="Default_20_4-backgroundobjects">
      <style:graphic-properties draw:stroke="solid" svg:stroke-width="0.035cm" svg:stroke-color="#0b3a5a" draw:marker-start-width="0.252cm" draw:marker-end-width="0.252cm" draw:fill="none" draw:textarea-vertical-align="middle" fo:padding-top="0.017cm" fo:padding-bottom="0.017cm" fo:padding-left="0.017cm" fo:padding-right="0.017cm"/>
    </style:style>
    <style:style style:name="pr8" style:family="presentation" style:parent-style-name="Default_20_4-notes">
      <style:graphic-properties draw:fill-color="#ffffff" draw:auto-grow-height="true" fo:min-height="13.364cm"/>
    </style:style>
    <style:style style:name="pr9" style:family="presentation" style:parent-style-name="Default_20_7-title">
      <style:graphic-properties draw:auto-grow-height="true" fo:min-height="2.668cm"/>
    </style:style>
    <style:style style:name="pr10" style:family="presentation" style:parent-style-name="Default_20_7-notes">
      <style:graphic-properties draw:fill-color="#ffffff" draw:auto-grow-height="true" fo:min-height="13.364cm"/>
    </style:style>
    <style:style style:name="pr11" style:family="presentation" style:parent-style-name="Default_20_13-title">
      <style:graphic-properties draw:auto-grow-height="true" fo:min-height="2cm"/>
    </style:style>
    <style:style style:name="pr12" style:family="presentation" style:parent-style-name="Default_20_13-outline1">
      <style:graphic-properties fo:min-height="4.934cm"/>
    </style:style>
    <style:style style:name="pr13" style:family="presentation" style:parent-style-name="Default_20_13-notes">
      <style:graphic-properties draw:fill-color="#ffffff" draw:auto-grow-height="true" fo:min-height="13.364cm"/>
    </style:style>
    <style:style style:name="pr14" style:family="presentation" style:parent-style-name="Default_20_10-title">
      <style:graphic-properties fo:min-height="1.4cm"/>
    </style:style>
    <style:style style:name="pr15" style:family="presentation" style:parent-style-name="Default_20_10-outline1">
      <style:graphic-properties fo:min-height="4.934cm"/>
    </style:style>
    <style:style style:name="pr16" style:family="presentation" style:parent-style-name="Default_20_10-notes">
      <style:graphic-properties draw:fill-color="#ffffff" draw:auto-grow-height="true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color="#e3597d" style:font-name="Arial" fo:font-size="8pt"/>
    </style:style>
    <style:style style:name="P4" style:family="paragraph">
      <loext:graphic-properties draw:fill-color="#ffffff"/>
    </style:style>
    <style:style style:name="P5" style:family="paragraph">
      <style:paragraph-properties fo:text-align="center"/>
      <style:text-properties fo:font-size="28pt" style:font-size-asian="28pt" style:font-size-complex="28pt"/>
    </style:style>
    <style:style style:name="P6" style:family="paragraph">
      <style:paragraph-properties fo:text-align="center"/>
      <style:text-properties fo:color="#c4e1ff" fo:font-size="28pt" style:font-size-asian="28pt" style:font-size-complex="28pt"/>
    </style:style>
    <style:style style:name="P7" style:family="paragraph">
      <style:paragraph-properties fo:text-align="start"/>
    </style:style>
    <style:style style:name="P8" style:family="paragraph">
      <loext:graphic-properties draw:fill="none" draw:fill-color="#ffffff"/>
      <style:paragraph-properties fo:text-align="end"/>
      <style:text-properties fo:color="#f5bbc2" style:font-name="Arial" fo:font-size="8pt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fo:text-align="center"/>
      <style:text-properties fo:color="#0f417a" style:font-name="Arial Black" fo:font-size="75pt" fo:font-weight="bold" style:font-size-asian="36pt" style:font-weight-asian="bold" style:font-size-complex="36pt" style:font-weight-complex="bold"/>
    </style:style>
    <style:style style:name="P11" style:family="paragraph">
      <style:text-properties fo:font-size="24pt"/>
    </style:style>
    <style:style style:name="P12" style:family="paragraph">
      <style:paragraph-properties fo:margin-left="0.3cm" fo:margin-right="0cm" fo:margin-top="0cm" fo:margin-bottom="0.2cm" fo:text-align="start" fo:text-indent="0cm">
        <style:tab-stops/>
      </style:paragraph-properties>
    </style:style>
    <style:style style:name="P13" style:family="paragraph">
      <style:paragraph-properties fo:margin-left="0.3cm" fo:margin-right="0cm" fo:text-indent="0cm"/>
    </style:style>
    <style:style style:name="P14" style:family="paragraph">
      <style:paragraph-properties fo:text-align="end"/>
      <style:text-properties fo:font-size="8pt"/>
    </style:style>
    <style:style style:name="P15" style:family="paragraph">
      <loext:graphic-properties draw:fill="none" draw:fill-color="#ffffff"/>
      <style:text-properties fo:color="#0f417a" style:font-name="Arial" fo:font-size="24pt" fo:font-weight="bold" style:font-size-asian="18pt" style:font-size-complex="18pt"/>
    </style:style>
    <style:style style:name="P16" style:family="paragraph">
      <loext:graphic-properties draw:fill-color="#ffffff"/>
      <style:text-properties fo:font-size="20pt"/>
    </style:style>
    <style:style style:name="P17" style:family="paragraph">
      <style:paragraph-properties fo:text-align="start"/>
      <style:text-properties fo:font-size="14pt" style:font-size-asian="14pt" style:font-size-complex="14pt"/>
    </style:style>
    <style:style style:name="T1" style:family="text">
      <style:text-properties fo:color="#e3597d" style:font-name="Arial" fo:font-size="8pt"/>
    </style:style>
    <style:style style:name="T2" style:family="text">
      <style:text-properties fo:color="#c4e1ff" fo:font-size="28pt" style:font-size-asian="28pt" style:font-size-complex="28pt"/>
    </style:style>
    <style:style style:name="T3" style:family="text">
      <style:text-properties fo:color="#f5bbc2" style:font-name="Arial" fo:font-size="8pt"/>
    </style:style>
    <style:style style:name="T4" style:family="text">
      <style:text-properties fo:color="#0f417a" style:font-name="Arial Black" fo:font-size="75pt" fo:font-weight="bold" style:font-size-asian="36pt" style:font-weight-asian="bold" style:font-size-complex="36pt" style:font-weight-complex="bold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font-size="18pt" style:text-underline-style="solid" style:text-underline-width="auto" style:text-underline-color="font-color" fo:font-weight="normal" style:font-size-asian="18pt" style:font-weight-asian="normal" style:font-size-complex="18pt" style:font-weight-complex="normal"/>
    </style:style>
    <style:style style:name="T8" style:family="text">
      <style:text-properties fo:font-size="14pt" fo:font-weight="bold" style:font-size-asian="14pt" style:font-weight-asian="bold" style:font-size-complex="14pt" style:font-weight-complex="bold"/>
    </style:style>
    <style:style style:name="T9" style:family="text">
      <style:text-properties fo:font-size="14pt" style:font-size-asian="14pt" style:font-size-complex="14pt"/>
    </style:style>
    <style:style style:name="T10" style:family="text">
      <style:text-properties fo:font-size="20pt" fo:font-style="italic" style:font-size-asian="20pt" style:font-style-asian="italic" style:font-size-complex="20pt" style:font-style-complex="italic"/>
    </style:style>
    <style:style style:name="T11" style:family="text">
      <style:text-properties fo:font-size="20pt" style:text-underline-style="solid" style:text-underline-width="auto" style:text-underline-color="font-color" fo:font-weight="normal" style:font-size-asian="20pt" style:font-weight-asian="normal" style:font-size-complex="20pt" style:font-weight-complex="normal"/>
    </style:style>
    <style:style style:name="T12" style:family="text">
      <style:text-properties fo:font-size="14pt" fo:font-weight="normal" style:font-size-asian="14pt" style:font-weight-asian="normal" style:font-size-complex="14pt" style:font-weight-complex="normal"/>
    </style:style>
    <style:style style:name="T13" style:family="text">
      <style:text-properties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14" style:family="text">
      <style:text-properties fo:color="#0f417a" style:font-name="Arial" fo:font-size="24pt" fo:font-weight="bold" style:font-size-asian="18pt" style:font-size-complex="18pt"/>
    </style:style>
    <style:style style:name="T15" style:family="text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6" style:family="text">
      <style:text-properties fo:font-size="18pt" fo:font-style="italic" style:font-size-asian="18pt" style:font-style-asian="italic" style:font-size-complex="18pt" style:font-style-complex="italic"/>
    </style:style>
    <style:style style:name="T17" style:family="text">
      <style:text-properties fo:font-size="16pt" style:font-size-asian="16pt" style:font-size-complex="16pt"/>
    </style:style>
    <style:style style:name="T18" style:family="text">
      <style:text-properties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19" style:family="text">
      <style:text-properties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20" style:family="text">
      <style:text-properties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21" style:family="text"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22" style:family="text">
      <style:text-properties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23" style:family="text">
      <style:text-properties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24" style:family="text"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25" style:family="text">
      <style:text-properties fo:font-size="14pt" fo:font-style="italic" style:font-size-asian="14pt" style:font-style-asian="italic" style:font-size-complex="14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e8e8e8" fo:font-size="2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8e8e8" fo:font-size="2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8e8e8" fo:font-size="2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8e8e8" fo:font-size="2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8e8e8" fo:font-size="2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8e8e8" fo:font-size="2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8e8e8" fo:font-size="2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8e8e8" fo:font-size="2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8e8e8" fo:font-size="2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8e8e8" fo:font-size="25%"/>
      </text:list-level-style-bullet>
    </text:list-style>
    <text:list-style style:name="L3">
      <text:list-level-style-bullet text:level="1" text:bullet-char="•">
        <style:list-level-properties text:space-before="0.3cm" text:min-label-width="0.9cm"/>
        <style:text-properties fo:font-family="OpenSymbol" style:font-charset="x-symbol" fo:color="#0f417a" fo:font-size="2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0b3a5a" fo:font-size="25%"/>
      </text:list-level-style-bullet>
      <text:list-level-style-bullet text:level="3" text:bullet-char="•">
        <style:list-level-properties text:space-before="2.8cm" text:min-label-width="0.8cm"/>
        <style:text-properties fo:font-family="OpenSymbol" style:font-charset="x-symbol" fo:color="#0b3a5a" fo:font-size="25%"/>
      </text:list-level-style-bullet>
      <text:list-level-style-bullet text:level="4" text:bullet-char="•">
        <style:list-level-properties text:space-before="4.2cm" text:min-label-width="0.6cm"/>
        <style:text-properties fo:font-family="OpenSymbol" style:font-charset="x-symbol" fo:color="#0b3a5a" fo:font-size="25%"/>
      </text:list-level-style-bullet>
      <text:list-level-style-bullet text:level="5" text:bullet-char="•">
        <style:list-level-properties text:space-before="5.4cm" text:min-label-width="0.6cm"/>
        <style:text-properties fo:font-family="OpenSymbol" style:font-charset="x-symbol" fo:color="#0b3a5a" fo:font-size="25%"/>
      </text:list-level-style-bullet>
      <text:list-level-style-bullet text:level="6" text:bullet-char="•">
        <style:list-level-properties text:space-before="6.6cm" text:min-label-width="0.6cm"/>
        <style:text-properties fo:font-family="OpenSymbol" style:font-charset="x-symbol" fo:color="#0b3a5a" fo:font-size="25%"/>
      </text:list-level-style-bullet>
      <text:list-level-style-bullet text:level="7" text:bullet-char="•">
        <style:list-level-properties text:space-before="7.8cm" text:min-label-width="0.6cm"/>
        <style:text-properties fo:font-family="OpenSymbol" style:font-charset="x-symbol" fo:color="#0b3a5a" fo:font-size="25%"/>
      </text:list-level-style-bullet>
      <text:list-level-style-bullet text:level="8" text:bullet-char="•">
        <style:list-level-properties text:space-before="9cm" text:min-label-width="0.6cm"/>
        <style:text-properties fo:font-family="OpenSymbol" style:font-charset="x-symbol" fo:color="#0b3a5a" fo:font-size="25%"/>
      </text:list-level-style-bullet>
      <text:list-level-style-bullet text:level="9" text:bullet-char="•">
        <style:list-level-properties text:space-before="10.2cm" text:min-label-width="0.6cm"/>
        <style:text-properties fo:font-family="OpenSymbol" style:font-charset="x-symbol" fo:color="#0b3a5a" fo:font-size="25%"/>
      </text:list-level-style-bullet>
      <text:list-level-style-bullet text:level="10" text:bullet-char="•">
        <style:list-level-properties text:space-before="11.4cm" text:min-label-width="0.6cm"/>
        <style:text-properties fo:font-family="OpenSymbol" style:font-charset="x-symbol" fo:color="#0b3a5a" fo:font-size="2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OpenSymbol" style:font-charset="x-symbol" fo:color="#5b8ed4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5b8ed4" fo:font-size="45%"/>
      </text:list-level-style-bullet>
      <text:list-level-style-bullet text:level="3" text:bullet-char="•">
        <style:list-level-properties text:space-before="2.8cm" text:min-label-width="0.8cm"/>
        <style:text-properties fo:font-family="OpenSymbol" style:font-charset="x-symbol" fo:color="#5b8ed4" fo:font-size="45%"/>
      </text:list-level-style-bullet>
      <text:list-level-style-bullet text:level="4" text:bullet-char="•">
        <style:list-level-properties text:space-before="4.2cm" text:min-label-width="0.6cm"/>
        <style:text-properties fo:font-family="OpenSymbol" style:font-charset="x-symbol" fo:color="#5b8ed4" fo:font-size="45%"/>
      </text:list-level-style-bullet>
      <text:list-level-style-bullet text:level="5" text:bullet-char="•">
        <style:list-level-properties text:space-before="5.4cm" text:min-label-width="0.6cm"/>
        <style:text-properties fo:font-family="OpenSymbol" style:font-charset="x-symbol" fo:color="#5b8ed4" fo:font-size="45%"/>
      </text:list-level-style-bullet>
      <text:list-level-style-bullet text:level="6" text:bullet-char="•">
        <style:list-level-properties text:space-before="6.6cm" text:min-label-width="0.6cm"/>
        <style:text-properties fo:font-family="OpenSymbol" style:font-charset="x-symbol" fo:color="#5b8ed4" fo:font-size="45%"/>
      </text:list-level-style-bullet>
      <text:list-level-style-bullet text:level="7" text:bullet-char="•">
        <style:list-level-properties text:space-before="7.8cm" text:min-label-width="0.6cm"/>
        <style:text-properties fo:font-family="OpenSymbol" style:font-charset="x-symbol" fo:color="#5b8ed4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fo:color="#5b8ed4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fo:color="#5b8ed4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fo:color="#5b8ed4" fo:font-size="45%"/>
      </text:list-level-style-bullet>
    </text:list-style>
    <text:list-style style:name="L5">
      <text:list-level-style-bullet text:level="1" text:bullet-char="•">
        <style:list-level-properties text:space-before="0.3cm" text:min-label-width="0.9cm"/>
        <style:text-properties fo:font-family="OpenSymbol" style:font-charset="x-symbol" fo:color="#eeeeee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eeeeee" fo:font-size="75%"/>
      </text:list-level-style-bullet>
      <text:list-level-style-bullet text:level="3" text:bullet-char="•">
        <style:list-level-properties text:space-before="2.8cm" text:min-label-width="0.8cm"/>
        <style:text-properties fo:font-family="OpenSymbol" style:font-charset="x-symbol" fo:color="#eeeeee" fo:font-size="45%"/>
      </text:list-level-style-bullet>
      <text:list-level-style-bullet text:level="4" text:bullet-char="•">
        <style:list-level-properties text:space-before="4.2cm" text:min-label-width="0.6cm"/>
        <style:text-properties fo:font-family="OpenSymbol" style:font-charset="x-symbol" fo:color="#eeeeee" fo:font-size="75%"/>
      </text:list-level-style-bullet>
      <text:list-level-style-bullet text:level="5" text:bullet-char="•">
        <style:list-level-properties text:space-before="5.4cm" text:min-label-width="0.6cm"/>
        <style:text-properties fo:font-family="OpenSymbol" style:font-charset="x-symbol" fo:color="#eeeeee" fo:font-size="45%"/>
      </text:list-level-style-bullet>
      <text:list-level-style-bullet text:level="6" text:bullet-char="•">
        <style:list-level-properties text:space-before="6.6cm" text:min-label-width="0.6cm"/>
        <style:text-properties fo:font-family="OpenSymbol" style:font-charset="x-symbol" fo:color="#eeeeee" fo:font-size="45%"/>
      </text:list-level-style-bullet>
      <text:list-level-style-bullet text:level="7" text:bullet-char="•">
        <style:list-level-properties text:space-before="7.8cm" text:min-label-width="0.6cm"/>
        <style:text-properties fo:font-family="OpenSymbol" style:font-charset="x-symbol" fo:color="#eeeeee" fo:font-size="45%"/>
      </text:list-level-style-bullet>
      <text:list-level-style-bullet text:level="8" text:bullet-char="•">
        <style:list-level-properties text:space-before="9cm" text:min-label-width="0.6cm"/>
        <style:text-properties fo:font-family="OpenSymbol" style:font-charset="x-symbol" fo:color="#eeeeee" fo:font-size="45%"/>
      </text:list-level-style-bullet>
      <text:list-level-style-bullet text:level="9" text:bullet-char="•">
        <style:list-level-properties text:space-before="10.2cm" text:min-label-width="0.6cm"/>
        <style:text-properties fo:font-family="OpenSymbol" style:font-charset="x-symbol" fo:color="#eeeeee" fo:font-size="45%"/>
      </text:list-level-style-bullet>
      <text:list-level-style-bullet text:level="10" text:bullet-char="•">
        <style:list-level-properties text:space-before="11.4cm" text:min-label-width="0.6cm"/>
        <style:text-properties fo:font-family="OpenSymbol" style:font-charset="x-symbol" fo:color="#eeeeee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Default_20_2" presentation:presentation-page-layout-name="AL1T1" presentation:use-date-time-name="dtd1">
        <office:forms form:automatic-focus="false" form:apply-design-mode="false"/>
        <draw:frame presentation:style-name="pr1" draw:layer="layout" svg:width="13.6cm" svg:height="2.5cm" svg:x="2.2cm" svg:y="4cm" presentation:class="title" presentation:user-transformed="true">
          <draw:text-box>
            <text:p>Présentation du package “oceanis”</text:p>
          </draw:text-box>
        </draw:frame>
        <draw:frame presentation:style-name="pr2" draw:layer="layout" svg:width="13.6cm" svg:height="4.019cm" svg:x="2.2cm" svg:y="7.081cm" presentation:class="outline" presentation:user-transformed="true">
          <draw:text-box>
            <text:list text:style-name="L2">
              <text:list-item>
                <text:p>Unité CED – PSAR Analyse Territoriale</text:p>
              </text:list-item>
              <text:list-item>
                <text:p>23 mai 2019</text:p>
              </text:list-item>
            </text:list>
          </draw:text-box>
        </draw:frame>
        <draw:line presentation:style-name="pr3" draw:text-style-name="P1" draw:layer="layout" svg:x1="6.6cm" svg:y1="6.8cm" svg:x2="15.8cm" svg:y2="6.8cm">
          <text:p/>
        </draw:line>
        <draw:frame draw:style-name="gr1" draw:text-style-name="P3" draw:layer="layout" svg:width="15cm" svg:height="0.569cm" svg:x="12.4cm" svg:y="12.201cm">
          <draw:text-box>
            <text:p text:style-name="P2"><text:span text:style-name="T1">Présentation du package “oceanis” - 23 mai 2019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_20_4" presentation:presentation-page-layout-name="AL2T33" presentation:use-date-time-name="dtd1">
        <office:forms form:automatic-focus="false" form:apply-design-mode="false"/>
        <draw:frame presentation:style-name="pr5" draw:text-style-name="P6" draw:layer="layout" svg:width="2.4cm" svg:height="2.4cm" svg:x="8.8cm" svg:y="2.7cm" presentation:class="title" presentation:user-transformed="true">
          <draw:text-box>
            <text:p text:style-name="P5"><text:span text:style-name="T2">01</text:span></text:p>
          </draw:text-box>
        </draw:frame>
        <draw:frame presentation:style-name="pr6" draw:text-style-name="P7" draw:layer="layout" svg:width="16.9cm" svg:height="1.24cm" svg:x="11.1cm" svg:y="3.3cm" presentation:class="outline" presentation:user-transformed="true">
          <draw:text-box>
            <text:list text:style-name="L3">
              <text:list-item>
                <text:p text:style-name="P7">Présentation du package</text:p>
              </text:list-item>
            </text:list>
          </draw:text-box>
        </draw:frame>
        <draw:frame presentation:style-name="pr6" draw:text-style-name="P7" draw:layer="layout" svg:width="16.9cm" svg:height="1.24cm" svg:x="11.1cm" svg:y="5.006cm" presentation:class="outline" presentation:user-transformed="true">
          <draw:text-box>
            <text:list text:style-name="L3">
              <text:list-item>
                <text:p text:style-name="P7">Préparation des données</text:p>
              </text:list-item>
            </text:list>
          </draw:text-box>
        </draw:frame>
        <draw:frame presentation:style-name="pr6" draw:text-style-name="P7" draw:layer="layout" svg:width="16.9cm" svg:height="1.24cm" svg:x="11.1cm" svg:y="6.8cm" presentation:class="outline" presentation:user-transformed="true">
          <draw:text-box>
            <text:list text:style-name="L3">
              <text:list-item>
                <text:p text:style-name="P7">Préparation des fonds de carte</text:p>
              </text:list-item>
            </text:list>
          </draw:text-box>
        </draw:frame>
        <draw:frame presentation:style-name="pr6" draw:text-style-name="P7" draw:layer="layout" svg:width="16.9cm" svg:height="1.24cm" svg:x="11.1cm" svg:y="8.6cm" presentation:class="outline" presentation:user-transformed="true">
          <draw:text-box>
            <text:list text:style-name="L3">
              <text:list-item>
                <text:p text:style-name="P7">Création de cartes avec les fonctions shiny_()</text:p>
              </text:list-item>
            </text:list>
          </draw:text-box>
        </draw:frame>
        <draw:frame presentation:style-name="pr6" draw:text-style-name="P7" draw:layer="layout" svg:width="16.9cm" svg:height="1.24cm" svg:x="11.1cm" svg:y="10.15cm" presentation:class="outline" presentation:user-transformed="true">
          <draw:text-box>
            <text:list text:style-name="L3">
              <text:list-item>
                <text:p text:style-name="P7">Création de cartes avec les fonctions leaflet_()</text:p>
              </text:list-item>
            </text:list>
          </draw:text-box>
        </draw:frame>
        <draw:frame presentation:style-name="pr6" draw:text-style-name="P7" draw:layer="layout" svg:width="16.9cm" svg:height="1.24cm" svg:x="11.1cm" svg:y="11.856cm" presentation:class="outline" presentation:user-transformed="true">
          <draw:text-box>
            <text:list text:style-name="L3">
              <text:list-item>
                <text:p text:style-name="P7">Création de cartes avec les fonctions plot_()</text:p>
              </text:list-item>
            </text:list>
          </draw:text-box>
        </draw:frame>
        <draw:line presentation:style-name="pr7" draw:text-style-name="P1" draw:layer="layout" svg:x1="11.2cm" svg:y1="4.4cm" svg:x2="20.4cm" svg:y2="4.4cm">
          <text:p/>
        </draw:line>
        <draw:line presentation:style-name="pr7" draw:text-style-name="P1" draw:layer="layout" svg:x1="11.2cm" svg:y1="6cm" svg:x2="20.4cm" svg:y2="6cm">
          <text:p/>
        </draw:line>
        <draw:line presentation:style-name="pr7" draw:text-style-name="P1" draw:layer="layout" svg:x1="11.2cm" svg:y1="11cm" svg:x2="27cm" svg:y2="11cm">
          <text:p/>
        </draw:line>
        <draw:line presentation:style-name="pr7" draw:text-style-name="P1" draw:layer="layout" svg:x1="11.2cm" svg:y1="12.7cm" svg:x2="26.4cm" svg:y2="12.7cm">
          <text:p/>
        </draw:line>
        <draw:frame draw:style-name="gr1" draw:text-style-name="P8" draw:layer="layout" svg:width="4.2cm" svg:height="0.569cm" svg:x="22.2cm" svg:y="1.931cm">
          <draw:text-box>
            <text:p text:style-name="P2"><text:span text:style-name="T3">SOMMAIRE</text:span></text:p>
          </draw:text-box>
        </draw:frame>
        <draw:frame presentation:style-name="pr5" draw:text-style-name="P6" draw:layer="layout" svg:width="2.4cm" svg:height="2.4cm" svg:x="8.8cm" svg:y="4.3cm" presentation:class="title" presentation:user-transformed="true">
          <draw:text-box>
            <text:p text:style-name="P5"><text:span text:style-name="T2">02</text:span></text:p>
          </draw:text-box>
        </draw:frame>
        <draw:frame presentation:style-name="pr5" draw:text-style-name="P6" draw:layer="layout" svg:width="2.4cm" svg:height="2.4cm" svg:x="8.8cm" svg:y="6cm" presentation:class="title" presentation:user-transformed="true">
          <draw:text-box>
            <text:p text:style-name="P5"><text:span text:style-name="T2">03</text:span></text:p>
          </draw:text-box>
        </draw:frame>
        <draw:frame presentation:style-name="pr5" draw:text-style-name="P6" draw:layer="layout" svg:width="2.4cm" svg:height="2.4cm" svg:x="8.8cm" svg:y="7.7cm" presentation:class="title" presentation:user-transformed="true">
          <draw:text-box>
            <text:p text:style-name="P5"><text:span text:style-name="T2">04</text:span></text:p>
          </draw:text-box>
        </draw:frame>
        <draw:frame presentation:style-name="pr5" draw:text-style-name="P6" draw:layer="layout" svg:width="2.4cm" svg:height="2.4cm" svg:x="8.8cm" svg:y="9.3cm" presentation:class="title" presentation:user-transformed="true">
          <draw:text-box>
            <text:p text:style-name="P5"><text:span text:style-name="T2">05</text:span></text:p>
          </draw:text-box>
        </draw:frame>
        <draw:frame presentation:style-name="pr5" draw:text-style-name="P6" draw:layer="layout" svg:width="2.4cm" svg:height="2.4cm" svg:x="8.8cm" svg:y="11cm" presentation:class="title" presentation:user-transformed="true">
          <draw:text-box>
            <text:p text:style-name="P5"><text:span text:style-name="T2">06</text:span></text:p>
          </draw:text-box>
        </draw:frame>
        <draw:frame presentation:style-name="pr5" draw:text-style-name="P6" draw:layer="layout" svg:width="2.4cm" svg:height="2.4cm" svg:x="8.8cm" svg:y="12.8cm" presentation:class="title" presentation:user-transformed="true">
          <draw:text-box>
            <text:p text:style-name="P5"><text:span text:style-name="T2">07</text:span></text:p>
          </draw:text-box>
        </draw:frame>
        <draw:line presentation:style-name="pr7" draw:text-style-name="P1" draw:layer="layout" svg:x1="11.2cm" svg:y1="14.6cm" svg:x2="18.2cm" svg:y2="14.6cm">
          <text:p/>
        </draw:line>
        <draw:frame presentation:style-name="pr6" draw:text-style-name="P7" draw:layer="layout" svg:width="16.9cm" svg:height="1.24cm" svg:x="11.1cm" svg:y="13.656cm" presentation:class="outline" presentation:user-transformed="true">
          <draw:text-box>
            <text:list text:style-name="L3">
              <text:list-item>
                <text:p text:style-name="P7">Export de la carte</text:p>
              </text:list-item>
            </text:list>
          </draw:text-box>
        </draw:frame>
        <draw:line presentation:style-name="pr7" draw:text-style-name="P1" draw:layer="layout" svg:x1="11.2cm" svg:y1="9.5cm" svg:x2="27cm" svg:y2="9.5cm">
          <text:p/>
        </draw:line>
        <draw:line presentation:style-name="pr7" draw:text-style-name="P1" draw:layer="layout" svg:x1="11cm" svg:y1="7.8cm" svg:x2="22.2cm" svg:y2="7.8cm">
          <text:p/>
        </draw:lin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_20_7" presentation:presentation-page-layout-name="AL3T19" presentation:use-date-time-name="dtd1">
        <office:forms form:automatic-focus="false" form:apply-design-mode="false"/>
        <draw:frame presentation:style-name="pr9" draw:layer="layout" svg:width="10.2cm" svg:height="2.668cm" svg:x="8.6cm" svg:y="7.561cm" presentation:class="title" presentation:user-transformed="true">
          <draw:text-box>
            <text:list text:style-name="L1">
              <text:list-header>
                <text:p>Présentation du package</text:p>
              </text:list-header>
            </text:list>
          </draw:text-box>
        </draw:frame>
        <draw:frame draw:style-name="gr1" draw:text-style-name="P8" draw:layer="layout" svg:width="4.2cm" svg:height="0.569cm" svg:x="22.2cm" svg:y="1.932cm">
          <draw:text-box>
            <text:p text:style-name="P2"><text:span text:style-name="T3">PARTIE 01</text:span></text:p>
          </draw:text-box>
        </draw:frame>
        <draw:frame draw:style-name="gr3" draw:text-style-name="P10" draw:layer="layout" svg:width="4.6cm" svg:height="4.642cm" svg:x="4.3cm" svg:y="7.158cm">
          <draw:text-box>
            <text:p text:style-name="P9"><text:span text:style-name="T4">01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10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_20_13" presentation:presentation-page-layout-name="AL1T1" presentation:use-date-time-name="dtd1">
        <office:forms form:automatic-focus="false" form:apply-design-mode="false"/>
        <draw:frame presentation:style-name="pr11" draw:text-style-name="P11" draw:layer="layout" svg:width="23cm" svg:height="2cm" svg:x="5cm" svg:y="0cm" presentation:class="title" presentation:user-transformed="true">
          <draw:text-box>
            <text:p text:style-name="P11">Présentation du package</text:p>
          </draw:text-box>
        </draw:frame>
        <draw:frame draw:style-name="gr1" draw:text-style-name="P8" draw:layer="layout" svg:width="4.2cm" svg:height="0.569cm" svg:x="22.2cm" svg:y="1.933cm">
          <draw:text-box>
            <text:p text:style-name="P2"><text:span text:style-name="T3">PARTIE 01</text:span></text:p>
          </draw:text-box>
        </draw:frame>
        <draw:frame presentation:style-name="pr12" draw:text-style-name="P13" draw:layer="layout" svg:width="26.2cm" svg:height="11.4cm" svg:x="0.9cm" svg:y="3.2cm" presentation:class="outline" presentation:user-transformed="true">
          <draw:text-box>
            <text:p text:style-name="P12"><text:span text:style-name="T5">Réaliser des cartes d’études et d’analyses</text:span></text:p>
            <text:p text:style-name="P12"><text:span text:style-name="T5">à partir de données mono-localisées ou bi-localisées.</text:span></text:p>
            <text:p text:style-name="P12"><text:span text:style-name="T6"/></text:p>
            <text:p text:style-name="P12"><text:span text:style-name="T7">Mono-localisées</text:span></text:p>
            <text:list text:style-name="L4">
              <text:list-item>
                <text:p text:style-name="P13"><text:span text:style-name="T8">Ronds proportionnels</text:span><text:span text:style-name="T9"> pour des données en volume</text:span></text:p>
              </text:list-item>
              <text:list-item>
                <text:p text:style-name="P13"><text:span text:style-name="T8">Analyse en classes</text:span><text:span text:style-name="T9"> pour des données en ratio</text:span></text:p>
              </text:list-item>
              <text:list-item>
                <text:p text:style-name="P13"><text:span text:style-name="T8">Typologie</text:span><text:span text:style-name="T9"> pour des données catégorisées</text:span></text:p>
              </text:list-item>
            </text:list>
            <text:p text:style-name="P12"><text:span text:style-name="T6"/></text:p>
            <text:p text:style-name="P12"><text:span text:style-name="T7">Bi-localisées</text:span></text:p>
            <text:list text:continue-numbering="true" text:style-name="L4">
              <text:list-item>
                <text:p text:style-name="P13"><text:span text:style-name="T8">Oursins</text:span><text:span text:style-name="T9"> pour des flux entre deux territoires</text:span></text:p>
              </text:list-item>
              <text:list-item>
                <text:p text:style-name="P13"><text:span text:style-name="T8">Flèches joignantes</text:span><text:span text:style-name="T9"> pour des flux entre deux territoires, leurs volumes et leurs directions</text:span></text:p>
              </text:list-item>
              <text:list-item>
                <text:p text:style-name="P13"><text:span text:style-name="T8">Flèches saphirs</text:span><text:span text:style-name="T9"> pour des flux d’entrées et de sorties d’un territoire par rapport à d’autre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4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_20_7" presentation:presentation-page-layout-name="AL3T19" presentation:use-date-time-name="dtd1">
        <office:forms form:automatic-focus="false" form:apply-design-mode="false"/>
        <draw:frame presentation:style-name="pr9" draw:layer="layout" svg:width="10.2cm" svg:height="2.668cm" svg:x="8.6cm" svg:y="7.561cm" presentation:class="title" presentation:user-transformed="true">
          <draw:text-box>
            <text:list text:style-name="L1">
              <text:list-header>
                <text:p>Préparation des données</text:p>
              </text:list-header>
            </text:list>
          </draw:text-box>
        </draw:frame>
        <draw:frame draw:style-name="gr1" draw:text-style-name="P8" draw:layer="layout" svg:width="4.2cm" svg:height="0.569cm" svg:x="22.2cm" svg:y="1.932cm">
          <draw:text-box>
            <text:p text:style-name="P2"><text:span text:style-name="T3">PARTIE 02</text:span></text:p>
          </draw:text-box>
        </draw:frame>
        <draw:frame draw:style-name="gr3" draw:text-style-name="P10" draw:layer="layout" svg:width="4.6cm" svg:height="4.642cm" svg:x="4.3cm" svg:y="7.158cm">
          <draw:text-box>
            <text:p text:style-name="P9"><text:span text:style-name="T4">02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5" presentation:class="page"/>
          <draw:frame presentation:style-name="pr10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_20_13" presentation:presentation-page-layout-name="AL1T1" presentation:use-date-time-name="dtd1">
        <office:forms form:automatic-focus="false" form:apply-design-mode="false"/>
        <draw:frame presentation:style-name="pr11" draw:text-style-name="P11" draw:layer="layout" svg:width="23cm" svg:height="2cm" svg:x="5cm" svg:y="0cm" presentation:class="title" presentation:user-transformed="true">
          <draw:text-box>
            <text:p text:style-name="P11">Préparation des données</text:p>
          </draw:text-box>
        </draw:frame>
        <draw:frame draw:style-name="gr1" draw:text-style-name="P8" draw:layer="layout" svg:width="4.2cm" svg:height="0.569cm" svg:x="22.2cm" svg:y="1.933cm">
          <draw:text-box>
            <text:p text:style-name="P14"><text:span text:style-name="T3">PARTIE 02</text:span></text:p>
          </draw:text-box>
        </draw:frame>
        <draw:frame presentation:style-name="pr12" draw:text-style-name="P13" draw:layer="layout" svg:width="26.2cm" svg:height="9.4cm" svg:x="0.9cm" svg:y="5cm" presentation:class="outline" presentation:user-transformed="true">
          <draw:text-box>
            <text:p><text:span text:style-name="T5">Pour charger des données, le package propose une fonction </text:span><text:span text:style-name="T10">lecture_fichier(file)</text:span><text:span text:style-name="T5"> qui permet d’importer des fichiers de divers formats :</text:span></text:p>
            <text:p text:style-name="P12"><text:span text:style-name="T11"/></text:p>
            <text:list text:style-name="L4">
              <text:list-item>
                <text:p text:style-name="P13"><text:span text:style-name="T12">.dbf (foreign::read.dbf) ;</text:span></text:p>
              </text:list-item>
              <text:list-item>
                <text:p text:style-name="P13"><text:span text:style-name="T12">.xls (xlsx::read.xlsx) ;</text:span></text:p>
              </text:list-item>
              <text:list-item>
                <text:p text:style-name="P13"><text:span text:style-name="T12">.ods (readODS::read_ods) ;</text:span></text:p>
              </text:list-item>
              <text:list-item>
                <text:p text:style-name="P13"><text:span text:style-name="T12">.csv (utils::read.table) ;</text:span></text:p>
              </text:list-item>
              <text:list-item>
                <text:p text:style-name="P13"><text:span text:style-name="T12">.rds (readRDS) ;</text:span></text:p>
              </text:list-item>
              <text:list-item>
                <text:p text:style-name="P13"><text:span text:style-name="T12">.rda ou .rdata (load).</text:span></text:p>
                <text:p text:style-name="P13"><text:span text:style-name="T12"/></text:p>
                <text:p text:style-name="P13"><text:span text:style-name="T13">Exemple de chargement de données</text:span></text:p>
              </text:list-item>
            </text:list>
          </draw:text-box>
        </draw:frame>
        <draw:frame draw:style-name="gr4" draw:text-style-name="P15" draw:layer="layout" svg:width="26.2cm" svg:height="1.276cm" svg:x="1cm" svg:y="3.324cm">
          <draw:text-box>
            <text:p><text:span text:style-name="T14">Chargement des données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6" presentation:class="page"/>
          <draw:frame presentation:style-name="pr1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_20_13" presentation:presentation-page-layout-name="AL1T1" presentation:use-date-time-name="dtd1">
        <office:forms form:automatic-focus="false" form:apply-design-mode="false"/>
        <draw:frame presentation:style-name="pr11" draw:text-style-name="P11" draw:layer="layout" svg:width="23cm" svg:height="2cm" svg:x="5cm" svg:y="0cm" presentation:class="title" presentation:user-transformed="true">
          <draw:text-box>
            <text:p text:style-name="P11">Préparation des données</text:p>
          </draw:text-box>
        </draw:frame>
        <draw:frame draw:style-name="gr1" draw:text-style-name="P8" draw:layer="layout" svg:width="4.2cm" svg:height="0.569cm" svg:x="22.2cm" svg:y="1.933cm">
          <draw:text-box>
            <text:p text:style-name="P14"><text:span text:style-name="T3">PARTIE 02</text:span></text:p>
          </draw:text-box>
        </draw:frame>
        <draw:frame presentation:style-name="pr12" draw:text-style-name="P13" draw:layer="layout" svg:width="25.9cm" svg:height="9cm" svg:x="0.9cm" svg:y="5cm" presentation:class="outline" presentation:user-transformed="true">
          <draw:text-box>
            <text:p><text:span text:style-name="T5">Pour calculer une variable de classes à partir de variables en volume du tableau de données :</text:span></text:p>
            <text:p text:style-name="P12"><text:span text:style-name="T11"/></text:p>
            <text:list text:style-name="L4">
              <text:list-item>
                <text:p text:style-name="P13"><text:span text:style-name="T13">calcul_ratio(data, var1, var2)</text:span><text:span text:style-name="T12"> : calcule un ratio entre 2 variables en volume ;</text:span></text:p>
              </text:list-item>
              <text:list-item>
                <text:p text:style-name="P13"><text:span text:style-name="T13">calcul_tx_evol_global(data, var1, var2)</text:span><text:span text:style-name="T12"> : calcule le taux d’évolution global entre deux périodes ;</text:span></text:p>
              </text:list-item>
              <text:list-item>
                <text:p text:style-name="P13"><text:span text:style-name="T13">calcul_tx_evol_ann_moy(data, var1, var2, nbAnnees)</text:span><text:span text:style-name="T12"> : calcule le taux d’évolution annuel moyen</text:span></text:p>
                <text:p text:style-name="P13"><text:span text:style-name="T12">entre deux périodes ;</text:span></text:p>
              </text:list-item>
              <text:list-item>
                <text:p text:style-name="P13"><text:span text:style-name="T13">calcul_part_ens(data, var)</text:span><text:span text:style-name="T15"> :</text:span><text:span text:style-name="T12"> calcule la part dans l’ensemble ;</text:span></text:p>
              </text:list-item>
              <text:list-item>
                <text:p text:style-name="P13"><text:span text:style-name="T13">calculette(data, formule = NULL)</text:span><text:span text:style-name="T12"> : entrer manuellement votre propre formule de calcul.</text:span></text:p>
                <text:p text:style-name="P13"><text:span text:style-name="T12"/></text:p>
                <text:p text:style-name="P13"><text:span text:style-name="T13">Exemple de création d’une variable de classes</text:span></text:p>
              </text:list-item>
            </text:list>
          </draw:text-box>
        </draw:frame>
        <draw:frame draw:style-name="gr4" draw:text-style-name="P15" draw:layer="layout" svg:width="26.2cm" svg:height="1.276cm" svg:x="1cm" svg:y="3.324cm">
          <draw:text-box>
            <text:p><text:span text:style-name="T14">Création des variables de classes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7" presentation:class="page"/>
          <draw:frame presentation:style-name="pr1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_20_7" presentation:presentation-page-layout-name="AL3T19" presentation:use-date-time-name="dtd1">
        <office:forms form:automatic-focus="false" form:apply-design-mode="false"/>
        <draw:frame presentation:style-name="pr9" draw:layer="layout" svg:width="11.8cm" svg:height="2.668cm" svg:x="8.6cm" svg:y="7.561cm" presentation:class="title" presentation:user-transformed="true">
          <draw:text-box>
            <text:list text:style-name="L1">
              <text:list-header>
                <text:p>Préparation des fonds de carte</text:p>
              </text:list-header>
            </text:list>
          </draw:text-box>
        </draw:frame>
        <draw:frame draw:style-name="gr1" draw:text-style-name="P8" draw:layer="layout" svg:width="4.2cm" svg:height="0.569cm" svg:x="22.2cm" svg:y="1.932cm">
          <draw:text-box>
            <text:p text:style-name="P2"><text:span text:style-name="T3">PARTIE 03</text:span></text:p>
          </draw:text-box>
        </draw:frame>
        <draw:frame draw:style-name="gr3" draw:text-style-name="P10" draw:layer="layout" svg:width="4.6cm" svg:height="4.642cm" svg:x="4.3cm" svg:y="7.158cm">
          <draw:text-box>
            <text:p text:style-name="P9"><text:span text:style-name="T4">03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8" presentation:class="page"/>
          <draw:frame presentation:style-name="pr10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_20_13" presentation:presentation-page-layout-name="AL1T1" presentation:use-date-time-name="dtd1">
        <office:forms form:automatic-focus="false" form:apply-design-mode="false"/>
        <draw:frame presentation:style-name="pr11" draw:text-style-name="P11" draw:layer="layout" svg:width="23cm" svg:height="2cm" svg:x="5cm" svg:y="0cm" presentation:class="title" presentation:user-transformed="true">
          <draw:text-box>
            <text:p text:style-name="P11">Préparation des fonds de carte</text:p>
          </draw:text-box>
        </draw:frame>
        <draw:frame draw:style-name="gr1" draw:text-style-name="P8" draw:layer="layout" svg:width="4.2cm" svg:height="0.569cm" svg:x="22.2cm" svg:y="1.933cm">
          <draw:text-box>
            <text:p text:style-name="P14"><text:span text:style-name="T3">PARTIE 03</text:span></text:p>
          </draw:text-box>
        </draw:frame>
        <draw:frame presentation:style-name="pr12" draw:text-style-name="P13" draw:layer="layout" svg:width="26.4cm" svg:height="8.4cm" svg:x="1.3cm" svg:y="5.2cm" presentation:class="outline" presentation:user-transformed="true">
          <draw:text-box>
            <text:p><text:span text:style-name="T6">Les objets géométriques sont des objets de type </text:span><text:span text:style-name="T16">sf</text:span><text:span text:style-name="T6"> issus du package sf (Simple Features for R).</text:span></text:p>
            <text:p><text:span text:style-name="T6"/></text:p>
            <text:p><text:span text:style-name="T6">Les objets </text:span><text:span text:style-name="T16">sf</text:span><text:span text:style-name="T6"> peuvent contenir des données de type data.frame ou tibble.</text:span></text:p>
            <text:p><text:span text:style-name="T6"/></text:p>
            <text:p><text:span text:style-name="T6">Pour charger un fond de carte ShapeFile (.shp), il suffit d’appeler la fonction </text:span><text:span text:style-name="T16">sf::read_sf</text:span><text:span text:style-name="T6"> ou </text:span><text:span text:style-name="T16">sf::st_read</text:span><text:span text:style-name="T6">.</text:span></text:p>
            <text:p><text:span text:style-name="T13"/></text:p>
            <text:p><text:span text:style-name="T13"/></text:p>
            <text:p><text:span text:style-name="T13">Exemple de chargement d’un fond de carte</text:span></text:p>
          </draw:text-box>
        </draw:frame>
        <draw:frame draw:style-name="gr4" draw:text-style-name="P15" draw:layer="layout" svg:width="26.2cm" svg:height="1.276cm" svg:x="1cm" svg:y="3.324cm">
          <draw:text-box>
            <text:p><text:span text:style-name="T14">Chargement des fonds de carte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9" presentation:class="page"/>
          <draw:frame presentation:style-name="pr1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_20_13" presentation:presentation-page-layout-name="AL1T1" presentation:use-date-time-name="dtd1">
        <office:forms form:automatic-focus="false" form:apply-design-mode="false"/>
        <draw:frame presentation:style-name="pr11" draw:text-style-name="P11" draw:layer="layout" svg:width="23cm" svg:height="2cm" svg:x="5cm" svg:y="0cm" presentation:class="title" presentation:user-transformed="true">
          <draw:text-box>
            <text:p text:style-name="P11">Préparation des fonds de carte</text:p>
          </draw:text-box>
        </draw:frame>
        <draw:frame draw:style-name="gr1" draw:text-style-name="P8" draw:layer="layout" svg:width="4.2cm" svg:height="0.569cm" svg:x="22.2cm" svg:y="1.933cm">
          <draw:text-box>
            <text:p text:style-name="P14"><text:span text:style-name="T3">PARTIE 03</text:span></text:p>
          </draw:text-box>
        </draw:frame>
        <draw:frame presentation:style-name="pr12" draw:text-style-name="P13" draw:layer="layout" svg:width="26.4cm" svg:height="9.2cm" svg:x="1.3cm" svg:y="4.8cm" presentation:class="outline" presentation:user-transformed="true">
          <draw:text-box>
            <text:p><text:span text:style-name="T17"/></text:p>
            <text:p><text:span text:style-name="T6">La fonction </text:span><text:span text:style-name="T16">zonage_a_facon</text:span><text:span text:style-name="T6"> permet de créer son propre zonage à façon.</text:span></text:p>
            <text:p><text:span text:style-name="T6"/></text:p>
            <text:p><text:span text:style-name="T6">Il s’agit de créer un nouveau zonage à partir d'un autre disponible.</text:span></text:p>
            <text:p><text:span text:style-name="T6"/></text:p>
            <text:p><text:span text:style-name="T6">Par exemple, à partir de zonages administratifs (communes, départements, régions…)</text:span></text:p>
            <text:p><text:span text:style-name="T6">ou d'études (intercommunalités, aires urbaines, zones d'emploi...).</text:span></text:p>
            <text:p><text:span text:style-name="T17"/></text:p>
            <text:p><text:span text:style-name="T17"/></text:p>
            <text:p><text:span text:style-name="T13">Exemple de création d’un zonage à façon</text:span></text:p>
          </draw:text-box>
        </draw:frame>
        <draw:frame draw:style-name="gr4" draw:text-style-name="P15" draw:layer="layout" svg:width="26.2cm" svg:height="1.276cm" svg:x="1cm" svg:y="3.324cm">
          <draw:text-box>
            <text:p><text:span text:style-name="T14">Création d’un zonage à façon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0" presentation:class="page"/>
          <draw:frame presentation:style-name="pr1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_20_7" presentation:presentation-page-layout-name="AL3T19" presentation:use-date-time-name="dtd1">
        <office:forms form:automatic-focus="false" form:apply-design-mode="false"/>
        <draw:frame presentation:style-name="pr9" draw:layer="layout" svg:width="17cm" svg:height="2.668cm" svg:x="8.6cm" svg:y="7.561cm" presentation:class="title" presentation:user-transformed="true">
          <draw:text-box>
            <text:list text:style-name="L1">
              <text:list-header>
                <text:p>Création de cartes avec les fonctions shiny_()</text:p>
              </text:list-header>
            </text:list>
          </draw:text-box>
        </draw:frame>
        <draw:frame draw:style-name="gr1" draw:text-style-name="P8" draw:layer="layout" svg:width="4.2cm" svg:height="0.569cm" svg:x="22.2cm" svg:y="1.932cm">
          <draw:text-box>
            <text:p text:style-name="P2"><text:span text:style-name="T3">PARTIE 04</text:span></text:p>
          </draw:text-box>
        </draw:frame>
        <draw:frame draw:style-name="gr3" draw:text-style-name="P10" draw:layer="layout" svg:width="4.6cm" svg:height="4.642cm" svg:x="4.3cm" svg:y="7.158cm">
          <draw:text-box>
            <text:p text:style-name="P9"><text:span text:style-name="T4">04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1" presentation:class="page"/>
          <draw:frame presentation:style-name="pr10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_20_13" presentation:presentation-page-layout-name="AL1T1" presentation:use-date-time-name="dtd1">
        <office:forms form:automatic-focus="false" form:apply-design-mode="false"/>
        <draw:frame presentation:style-name="pr11" draw:text-style-name="P11" draw:layer="layout" svg:width="23cm" svg:height="2cm" svg:x="5cm" svg:y="0cm" presentation:class="title" presentation:user-transformed="true">
          <draw:text-box>
            <text:p text:style-name="P11">Création de cartes avec les fonctions shiny_()</text:p>
          </draw:text-box>
        </draw:frame>
        <draw:frame draw:style-name="gr1" draw:text-style-name="P8" draw:layer="layout" svg:width="4.2cm" svg:height="0.569cm" svg:x="22.2cm" svg:y="1.933cm">
          <draw:text-box>
            <text:p text:style-name="P14"><text:span text:style-name="T3">PARTIE 04</text:span></text:p>
          </draw:text-box>
        </draw:frame>
        <draw:frame presentation:style-name="pr12" draw:text-style-name="P13" draw:layer="layout" svg:width="25.1cm" svg:height="9.5cm" svg:x="1.3cm" svg:y="4.1cm" presentation:class="outline" presentation:user-transformed="true">
          <draw:text-box>
            <text:p><text:span text:style-name="T17"/></text:p>
            <text:p><text:span text:style-name="T6">Créer des cartes dans un environnement web utilisant la technologie R-Shiny.</text:span></text:p>
            <text:p><text:span text:style-name="T6"/></text:p>
            <text:p><text:span text:style-name="T6">Permet de modifier à la volée le paramétrage de la carte (nombre de classes, méthode de calcul des classes…).</text:span></text:p>
            <text:p><text:span text:style-name="T6"/></text:p>
            <text:p><text:span text:style-name="T6">Les cartes sont interactives. Il est possible de se déplacer, de zoomer sur la carte et de faire apparaître des info-bulles.</text:span></text:p>
            <text:p><text:span text:style-name="T17"/></text:p>
            <text:p><text:span text:style-name="T17"/></text:p>
            <text:p><text:span text:style-name="T13">Exemple de création de cartes avec des fonctions shiny_()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2" presentation:class="page"/>
          <draw:frame presentation:style-name="pr1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_20_7" presentation:presentation-page-layout-name="AL3T19" presentation:use-date-time-name="dtd1">
        <office:forms form:automatic-focus="false" form:apply-design-mode="false"/>
        <draw:frame presentation:style-name="pr9" draw:layer="layout" svg:width="17.4cm" svg:height="2.668cm" svg:x="8.6cm" svg:y="7.561cm" presentation:class="title" presentation:user-transformed="true">
          <draw:text-box>
            <text:list text:style-name="L1">
              <text:list-header>
                <text:p>Création de cartes avec les fonctions leaflet_()</text:p>
              </text:list-header>
            </text:list>
          </draw:text-box>
        </draw:frame>
        <draw:frame draw:style-name="gr1" draw:text-style-name="P8" draw:layer="layout" svg:width="4.2cm" svg:height="0.569cm" svg:x="22.2cm" svg:y="1.932cm">
          <draw:text-box>
            <text:p text:style-name="P2"><text:span text:style-name="T3">PARTIE 05</text:span></text:p>
          </draw:text-box>
        </draw:frame>
        <draw:frame draw:style-name="gr3" draw:text-style-name="P10" draw:layer="layout" svg:width="4.6cm" svg:height="4.642cm" svg:x="4.3cm" svg:y="7.158cm">
          <draw:text-box>
            <text:p text:style-name="P9"><text:span text:style-name="T4">05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3" presentation:class="page"/>
          <draw:frame presentation:style-name="pr10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_20_13" presentation:presentation-page-layout-name="AL1T1" presentation:use-date-time-name="dtd1">
        <office:forms form:automatic-focus="false" form:apply-design-mode="false"/>
        <draw:frame presentation:style-name="pr11" draw:text-style-name="P11" draw:layer="layout" svg:width="23cm" svg:height="2cm" svg:x="5cm" svg:y="0cm" presentation:class="title" presentation:user-transformed="true">
          <draw:text-box>
            <text:p text:style-name="P11">Création de cartes avec les fonctions leaflet_()</text:p>
          </draw:text-box>
        </draw:frame>
        <draw:frame draw:style-name="gr1" draw:text-style-name="P8" draw:layer="layout" svg:width="4.2cm" svg:height="0.569cm" svg:x="22.2cm" svg:y="1.933cm">
          <draw:text-box>
            <text:p text:style-name="P14"><text:span text:style-name="T3">PARTIE 05</text:span></text:p>
          </draw:text-box>
        </draw:frame>
        <draw:frame presentation:style-name="pr12" draw:text-style-name="P13" draw:layer="layout" svg:width="25.1cm" svg:height="9.5cm" svg:x="1.3cm" svg:y="4.1cm" presentation:class="outline" presentation:user-transformed="true">
          <draw:text-box>
            <text:p><text:span text:style-name="T17"/></text:p>
            <text:p><text:span text:style-name="T6">Créer des cartes interactives utilisant la technologie leaflet.</text:span></text:p>
            <text:p><text:span text:style-name="T6"/></text:p>
            <text:p><text:span text:style-name="T6">Fonctions </text:span><text:span text:style-name="T16">leaflet_()</text:span><text:span text:style-name="T6"> davantage paramétrables par rapport aux fonctions </text:span><text:span text:style-name="T16">shiny_()</text:span><text:span text:style-name="T6">.</text:span></text:p>
            <text:p><text:span text:style-name="T6"/></text:p>
            <text:p><text:span text:style-name="T6">Modification des cartes (ajout d'une légende, modification de couleurs, etc…) possible par toute une batterie de fonctions dédiées.</text:span></text:p>
            <text:p><text:span text:style-name="T17"/></text:p>
            <text:p><text:span text:style-name="T17"/></text:p>
            <text:p><text:span text:style-name="T13">Exemple de création de cartes avec des fonctions leaflet_()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4" presentation:class="page"/>
          <draw:frame presentation:style-name="pr1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_20_7" presentation:presentation-page-layout-name="AL3T19" presentation:use-date-time-name="dtd1">
        <office:forms form:automatic-focus="false" form:apply-design-mode="false"/>
        <draw:frame presentation:style-name="pr9" draw:layer="layout" svg:width="17.4cm" svg:height="2.668cm" svg:x="8.6cm" svg:y="7.561cm" presentation:class="title" presentation:user-transformed="true">
          <draw:text-box>
            <text:list text:style-name="L1">
              <text:list-header>
                <text:p>Création de cartes avec les fonctions plot_()</text:p>
              </text:list-header>
            </text:list>
          </draw:text-box>
        </draw:frame>
        <draw:frame draw:style-name="gr1" draw:text-style-name="P8" draw:layer="layout" svg:width="4.2cm" svg:height="0.569cm" svg:x="22.2cm" svg:y="1.932cm">
          <draw:text-box>
            <text:p text:style-name="P2"><text:span text:style-name="T3">PARTIE 06</text:span></text:p>
          </draw:text-box>
        </draw:frame>
        <draw:frame draw:style-name="gr3" draw:text-style-name="P10" draw:layer="layout" svg:width="4.6cm" svg:height="4.642cm" svg:x="4.3cm" svg:y="7.158cm">
          <draw:text-box>
            <text:p text:style-name="P9"><text:span text:style-name="T4">06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5" presentation:class="page"/>
          <draw:frame presentation:style-name="pr10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_20_13" presentation:presentation-page-layout-name="AL1T1" presentation:use-date-time-name="dtd1">
        <office:forms form:automatic-focus="false" form:apply-design-mode="false"/>
        <draw:frame presentation:style-name="pr11" draw:text-style-name="P11" draw:layer="layout" svg:width="23cm" svg:height="2cm" svg:x="5cm" svg:y="0cm" presentation:class="title" presentation:user-transformed="true">
          <draw:text-box>
            <text:p text:style-name="P11">Création de cartes avec les fonctions plot_()</text:p>
          </draw:text-box>
        </draw:frame>
        <draw:frame draw:style-name="gr1" draw:text-style-name="P8" draw:layer="layout" svg:width="4.2cm" svg:height="0.569cm" svg:x="22.2cm" svg:y="1.933cm">
          <draw:text-box>
            <text:p text:style-name="P14"><text:span text:style-name="T3">PARTIE 06</text:span></text:p>
          </draw:text-box>
        </draw:frame>
        <draw:frame presentation:style-name="pr12" draw:text-style-name="P13" draw:layer="layout" svg:width="25.1cm" svg:height="9.5cm" svg:x="1.3cm" svg:y="4.1cm" presentation:class="outline" presentation:user-transformed="true">
          <draw:text-box>
            <text:p><text:span text:style-name="T17"/></text:p>
            <text:p><text:span text:style-name="T6">Les fonctions </text:span><text:span text:style-name="T16">plot_()</text:span><text:span text:style-name="T6"> possèdent beaucoup de paramétres.</text:span></text:p>
            <text:p><text:span text:style-name="T6"/></text:p>
            <text:p><text:span text:style-name="T6">Cartes non interactives MAIS possibilité d'ajouter des étiquettes.</text:span></text:p>
            <text:p><text:span text:style-name="T6"/></text:p>
            <text:p><text:span text:style-name="T6">Possibilité d'ajouter autant de fonds que l'on souhaite.</text:span></text:p>
            <text:p><text:span text:style-name="T6"/></text:p>
            <text:p><text:span text:style-name="T6">Le style des fonds ajoutés et des étiquettes est paramétrable.</text:span></text:p>
            <text:p><text:span text:style-name="T17"/></text:p>
            <text:p><text:span text:style-name="T17"/></text:p>
            <text:p><text:span text:style-name="T13">Exemple de création de cartes avec des fonctions plot_()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6" presentation:class="page"/>
          <draw:frame presentation:style-name="pr1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_20_7" presentation:presentation-page-layout-name="AL3T19" presentation:use-date-time-name="dtd1">
        <office:forms form:automatic-focus="false" form:apply-design-mode="false"/>
        <draw:frame presentation:style-name="pr9" draw:layer="layout" svg:width="10.2cm" svg:height="2.668cm" svg:x="8.6cm" svg:y="7.561cm" presentation:class="title" presentation:user-transformed="true">
          <draw:text-box>
            <text:list text:style-name="L1">
              <text:list-header>
                <text:p>Export de la carte</text:p>
              </text:list-header>
            </text:list>
          </draw:text-box>
        </draw:frame>
        <draw:frame draw:style-name="gr1" draw:text-style-name="P8" draw:layer="layout" svg:width="4.2cm" svg:height="0.569cm" svg:x="22.2cm" svg:y="1.932cm">
          <draw:text-box>
            <text:p text:style-name="P2"><text:span text:style-name="T3">PARTIE 07</text:span></text:p>
          </draw:text-box>
        </draw:frame>
        <draw:frame draw:style-name="gr3" draw:text-style-name="P10" draw:layer="layout" svg:width="4.6cm" svg:height="4.642cm" svg:x="4.3cm" svg:y="7.158cm">
          <draw:text-box>
            <text:p text:style-name="P9"><text:span text:style-name="T4">07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7" presentation:class="page"/>
          <draw:frame presentation:style-name="pr10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_20_13" presentation:presentation-page-layout-name="AL1T1" presentation:use-date-time-name="dtd1">
        <office:forms form:automatic-focus="false" form:apply-design-mode="false"/>
        <draw:frame presentation:style-name="pr11" draw:text-style-name="P11" draw:layer="layout" svg:width="23cm" svg:height="2cm" svg:x="5cm" svg:y="0cm" presentation:class="title" presentation:user-transformed="true">
          <draw:text-box>
            <text:p text:style-name="P11">Export de la carte</text:p>
          </draw:text-box>
        </draw:frame>
        <draw:frame draw:style-name="gr1" draw:text-style-name="P8" draw:layer="layout" svg:width="4.2cm" svg:height="0.569cm" svg:x="22.2cm" svg:y="1.933cm">
          <draw:text-box>
            <text:p text:style-name="P14"><text:span text:style-name="T3">PARTIE 07</text:span></text:p>
          </draw:text-box>
        </draw:frame>
        <draw:frame presentation:style-name="pr12" draw:text-style-name="P13" draw:layer="layout" svg:width="25.1cm" svg:height="10.7cm" svg:x="1.3cm" svg:y="4.1cm" presentation:class="outline" presentation:user-transformed="true">
          <draw:text-box>
            <text:p><text:span text:style-name="T17"/></text:p>
            <text:p><text:span text:style-name="T18"/></text:p>
            <text:list text:style-name="L4">
              <text:list-item>
                <text:p text:style-name="P13"><text:span text:style-name="T19">avec les </text:span><text:span text:style-name="T20">fonctions shiny_()</text:span></text:p>
              </text:list-item>
            </text:list>
            <text:p><text:span text:style-name="T18"/></text:p>
            <text:p><text:span text:style-name="T21">Faire une capture d'écran de la carte et l'enregistrer dans le format souhaité.</text:span></text:p>
            <text:list text:continue-numbering="true" text:style-name="L4">
              <text:list-header>
                <text:p text:style-name="P13"><text:span text:style-name="T18"/></text:p>
              </text:list-header>
              <text:list-item>
                <text:p text:style-name="P13"><text:span text:style-name="T19">avec les </text:span><text:span text:style-name="T20">fonctions leaflet_()</text:span></text:p>
                <text:p text:style-name="P13"><text:span text:style-name="T21"/></text:p>
              </text:list-item>
            </text:list>
            <text:p><text:span text:style-name="T21">Il existe 3 fonctions d'export de carte :</text:span></text:p>
            <text:p><text:span text:style-name="T21"/></text:p>
            <text:p><text:span text:style-name="T18">- export_jpeg(map, chemin, nomFichier)</text:span><text:span text:style-name="T21"> : export de la carte leaflet en format image .jpg</text:span></text:p>
            <text:p><text:span text:style-name="T21"/></text:p>
            <text:p><text:span text:style-name="T18">- export_png(map, chemin, nomFichier)</text:span><text:span text:style-name="T21"> : export de la carte leaflet en format image .png</text:span></text:p>
            <text:p><text:span text:style-name="T21"/></text:p>
            <text:p><text:span text:style-name="T18">- export_pdf(map, chemin, nomFichier)</text:span><text:span text:style-name="T21"> : export de la carte leaflet en format .pdf</text:span></text:p>
            <text:p><text:span text:style-name="T18"/></text:p>
            <text:p><text:span text:style-name="T18"/></text:p>
            <text:list text:continue-numbering="true" text:style-name="L4">
              <text:list-item>
                <text:p text:style-name="P13"><text:span text:style-name="T19">avec les </text:span><text:span text:style-name="T20">fonctions plot_()</text:span></text:p>
              </text:list-item>
            </text:list>
            <text:p><text:span text:style-name="T18"/></text:p>
            <text:p><text:span text:style-name="T21">Faire une capture d'écran ou utiliser la fonctionnalité “export” de RStudio de l'onglet Plots.</text:span></text:p>
            <text:p><text:span text:style-name="T18"/></text:p>
            <text:p><text:span text:style-name="T18"/></text:p>
          </draw:text-box>
        </draw:frame>
        <draw:frame draw:style-name="gr4" draw:text-style-name="P15" draw:layer="layout" svg:width="26.2cm" svg:height="1.276cm" svg:x="1cm" svg:y="3.324cm">
          <draw:text-box>
            <text:p><text:span text:style-name="T14">En fichier plat (.png, .jpg, .pdf)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8" presentation:class="page"/>
          <draw:frame presentation:style-name="pr1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_20_13" presentation:presentation-page-layout-name="AL1T1" presentation:use-date-time-name="dtd1">
        <office:forms form:automatic-focus="false" form:apply-design-mode="false"/>
        <draw:frame presentation:style-name="pr11" draw:text-style-name="P11" draw:layer="layout" svg:width="23cm" svg:height="2cm" svg:x="5cm" svg:y="0cm" presentation:class="title" presentation:user-transformed="true">
          <draw:text-box>
            <text:p text:style-name="P11">Export de la carte</text:p>
          </draw:text-box>
        </draw:frame>
        <draw:frame draw:style-name="gr1" draw:text-style-name="P8" draw:layer="layout" svg:width="4.2cm" svg:height="0.569cm" svg:x="22.2cm" svg:y="1.933cm">
          <draw:text-box>
            <text:p text:style-name="P14"><text:span text:style-name="T3">PARTIE 07</text:span></text:p>
          </draw:text-box>
        </draw:frame>
        <draw:frame presentation:style-name="pr12" draw:text-style-name="P13" draw:layer="layout" svg:width="25.1cm" svg:height="10.7cm" svg:x="1.3cm" svg:y="4.1cm" presentation:class="outline" presentation:user-transformed="true">
          <draw:text-box>
            <text:p><text:span text:style-name="T17"/></text:p>
            <text:p><text:span text:style-name="T18"/></text:p>
            <text:list text:style-name="L4">
              <text:list-item>
                <text:p text:style-name="P13"><text:span text:style-name="T22">avec les fonctions</text:span><text:span text:style-name="T23"> shiny_()</text:span></text:p>
              </text:list-item>
            </text:list>
            <text:p><text:span text:style-name="T18"/></text:p>
            <text:p><text:span text:style-name="T24">Panneau de gauche, cliquer sur le bouton “Exporter en projet Qgis”.</text:span></text:p>
            <text:p><text:span text:style-name="T24">Spécifier un nom au projet et éventuellement un titre descriptif, un titre informatif ou une source.</text:span></text:p>
            <text:p><text:span text:style-name="T24">Cliquer sur “Exporter”.</text:span></text:p>
            <text:list text:continue-numbering="true" text:style-name="L4">
              <text:list-header>
                <text:p text:style-name="P13"><text:span text:style-name="T18"/></text:p>
              </text:list-header>
              <text:list-item>
                <text:p text:style-name="P13"><text:span text:style-name="T22">avec les fonctions </text:span><text:span text:style-name="T23">leaflet_()</text:span></text:p>
                <text:p text:style-name="P13"><text:span text:style-name="T21"/></text:p>
              </text:list-item>
            </text:list>
            <text:p><text:span text:style-name="T24">Il existe une fonction d'export Qgis pour chacune des huit représentations cartographiques.</text:span></text:p>
            <text:p><text:span text:style-name="T24">Il faut avoir créé une légende au préalable.</text:span></text:p>
            <text:p><text:span text:style-name="T18"/></text:p>
            <text:p><text:span text:style-name="T18"/></text:p>
            <text:p><text:span text:style-name="T18"/></text:p>
          </draw:text-box>
        </draw:frame>
        <draw:frame draw:style-name="gr4" draw:text-style-name="P15" draw:layer="layout" svg:width="26.2cm" svg:height="1.276cm" svg:x="1cm" svg:y="3.324cm">
          <draw:text-box>
            <text:p><text:span text:style-name="T14">En projet Qgis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9" presentation:class="page"/>
          <draw:frame presentation:style-name="pr1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_20_10" presentation:presentation-page-layout-name="AL1T1" presentation:use-date-time-name="dtd1">
        <office:forms form:automatic-focus="false" form:apply-design-mode="false"/>
        <draw:frame presentation:style-name="pr14" draw:layer="layout" svg:width="12.4cm" svg:height="1.4cm" svg:x="7.8cm" svg:y="3.2cm" presentation:class="title" presentation:user-transformed="true">
          <draw:text-box>
            <text:p>Merci pour votre attention</text:p>
          </draw:text-box>
        </draw:frame>
        <draw:frame presentation:style-name="pr15" draw:text-style-name="P17" draw:layer="layout" svg:width="12.399cm" svg:height="5.184cm" svg:x="7.801cm" svg:y="6.316cm" presentation:class="outline" presentation:user-transformed="true">
          <draw:text-box>
            <text:p text:style-name="P17"><text:span text:style-name="T9">Sébastien Calvet</text:span></text:p>
            <text:p text:style-name="P17"><text:span text:style-name="T25">Expert en cartographie de diffusion</text:span></text:p>
            <text:p text:style-name="P17"><text:span text:style-name="T25">Unité CED - PSAR-AT</text:span></text:p>
          </draw:text-box>
        </draw:frame>
        <draw:frame draw:style-name="gr1" draw:text-style-name="P3" draw:layer="layout" svg:width="15cm" svg:height="0.569cm" svg:x="12.4cm" svg:y="12.201cm">
          <draw:text-box>
            <text:p text:style-name="P2"><text:span text:style-name="T1">Présentation du package “oceanis” - 23 mai 2019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0" presentation:class="page"/>
          <draw:frame presentation:style-name="pr1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Black" svg:font-family="'Arial Black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_20_2-background" style:display-name="Default 2-background" style:family="presentation">
      <style:graphic-properties draw:stroke="none" draw:fill="none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textarea-vertical-align="top" draw:auto-grow-height="false" draw:fit-to-size="shrink-to-fit" style:shrink-to-fit="true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fo:color="#e8e8e8" fo:font-size="2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8e8e8" fo:font-size="2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8e8e8" fo:font-size="2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8e8e8" fo:font-size="2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8e8e8" fo:font-size="2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8e8e8" fo:font-size="2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8e8e8" fo:font-size="2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8e8e8" fo:font-size="2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8e8e8" fo:font-size="2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8e8e8" fo:font-size="25%"/>
          </text:list-level-style-bullet>
        </text:list-style>
      </style:graphic-properties>
      <style:paragraph-properties fo:margin-top="0cm" fo:margin-bottom="0cm" fo:line-height="115%" fo:text-align="end"/>
      <style:text-properties fo:font-variant="normal" fo:text-transform="none" fo:color="#5b8ed4" style:text-outline="false" style:text-line-through-style="none" style:text-line-through-type="none" style:font-name="Arial Narrow" fo:font-family="'Arial Narrow'" style:font-family-generic="swiss" style:font-pitch="variable" fo:font-size="22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text-properties style:font-size-asian="28pt" style:font-size-complex="28pt"/>
    </style:style>
    <style:style style:name="Default_20_2-outline3" style:display-name="Default 2-outline3" style:family="presentation" style:parent-style-name="Default_20_2-outline2">
      <style:text-properties style:font-size-asian="24pt" style:font-size-complex="24pt"/>
    </style:style>
    <style:style style:name="Default_20_2-outline4" style:display-name="Default 2-outline4" style:family="presentation" style:parent-style-name="Default_20_2-outline3">
      <style:text-properties style:font-size-asian="20pt" style:font-size-complex="20pt"/>
    </style:style>
    <style:style style:name="Default_20_2-outline5" style:display-name="Default 2-outline5" style:family="presentation" style:parent-style-name="Default_20_2-outline4">
      <style:text-properties style:font-size-asian="20pt" style:font-size-complex="20pt"/>
    </style:style>
    <style:style style:name="Default_20_2-outline6" style:display-name="Default 2-outline6" style:family="presentation" style:parent-style-name="Default_20_2-outline5">
      <style:text-properties style:font-size-asian="20pt" style:font-size-complex="20pt"/>
    </style:style>
    <style:style style:name="Default_20_2-outline7" style:display-name="Default 2-outline7" style:family="presentation" style:parent-style-name="Default_20_2-outline6">
      <style:text-properties style:font-size-asian="20pt" style:font-size-complex="20pt"/>
    </style:style>
    <style:style style:name="Default_20_2-outline8" style:display-name="Default 2-outline8" style:family="presentation" style:parent-style-name="Default_20_2-outline7">
      <style:text-properties style:font-size-asian="20pt" style:font-size-complex="20pt"/>
    </style:style>
    <style:style style:name="Default_20_2-outline9" style:display-name="Default 2-outline9" style:family="presentation" style:parent-style-name="Default_20_2-outline8">
      <style:text-properties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bottom">
        <text:list-style style:name="Default_20_2-title" style:display-name="Default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15%" fo:text-align="end"/>
      <style:text-properties fo:font-variant="normal" fo:text-transform="none" fo:color="#0f417a" style:text-outline="false" style:text-line-through-style="none" style:text-line-through-type="none" style:font-name="Arial Narrow" fo:font-family="'Arial Narrow'" style:font-family-generic="swiss" style:font-pitch="variable" fo:font-size="26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4-background" style:display-name="Default 4-background" style:family="presentation">
      <style:graphic-properties draw:stroke="none" draw:fill="none"/>
      <style:text-properties style:letter-kerning="true"/>
    </style:style>
    <style:style style:name="Default_20_4-backgroundobjects" style:display-name="Default 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4-notes" style:display-name="Default 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4-outline1" style:display-name="Default 4-outline1" style:family="presentation">
      <style:graphic-properties draw:stroke="none" draw:fill="none" draw:auto-grow-height="false" draw:fit-to-size="shrink-to-fit" style:shrink-to-fit="true">
        <text:list-style style:name="Default_20_4-outline1" style:display-name="Default 4-outline1">
          <text:list-level-style-bullet text:level="1" text:bullet-char="•">
            <style:list-level-properties text:space-before="0.3cm" text:min-label-width="0.9cm"/>
            <style:text-properties fo:font-family="OpenSymbol" style:font-charset="x-symbol" fo:color="#0f417a" fo:font-size="2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0b3a5a" fo:font-size="25%"/>
          </text:list-level-style-bullet>
          <text:list-level-style-bullet text:level="3" text:bullet-char="•">
            <style:list-level-properties text:space-before="2.8cm" text:min-label-width="0.8cm"/>
            <style:text-properties fo:font-family="OpenSymbol" style:font-charset="x-symbol" fo:color="#0b3a5a" fo:font-size="25%"/>
          </text:list-level-style-bullet>
          <text:list-level-style-bullet text:level="4" text:bullet-char="•">
            <style:list-level-properties text:space-before="4.2cm" text:min-label-width="0.6cm"/>
            <style:text-properties fo:font-family="OpenSymbol" style:font-charset="x-symbol" fo:color="#0b3a5a" fo:font-size="25%"/>
          </text:list-level-style-bullet>
          <text:list-level-style-bullet text:level="5" text:bullet-char="•">
            <style:list-level-properties text:space-before="5.4cm" text:min-label-width="0.6cm"/>
            <style:text-properties fo:font-family="OpenSymbol" style:font-charset="x-symbol" fo:color="#0b3a5a" fo:font-size="25%"/>
          </text:list-level-style-bullet>
          <text:list-level-style-bullet text:level="6" text:bullet-char="•">
            <style:list-level-properties text:space-before="6.6cm" text:min-label-width="0.6cm"/>
            <style:text-properties fo:font-family="OpenSymbol" style:font-charset="x-symbol" fo:color="#0b3a5a" fo:font-size="25%"/>
          </text:list-level-style-bullet>
          <text:list-level-style-bullet text:level="7" text:bullet-char="•">
            <style:list-level-properties text:space-before="7.8cm" text:min-label-width="0.6cm"/>
            <style:text-properties fo:font-family="OpenSymbol" style:font-charset="x-symbol" fo:color="#0b3a5a" fo:font-size="25%"/>
          </text:list-level-style-bullet>
          <text:list-level-style-bullet text:level="8" text:bullet-char="•">
            <style:list-level-properties text:space-before="9cm" text:min-label-width="0.6cm"/>
            <style:text-properties fo:font-family="OpenSymbol" style:font-charset="x-symbol" fo:color="#0b3a5a" fo:font-size="25%"/>
          </text:list-level-style-bullet>
          <text:list-level-style-bullet text:level="9" text:bullet-char="•">
            <style:list-level-properties text:space-before="10.2cm" text:min-label-width="0.6cm"/>
            <style:text-properties fo:font-family="OpenSymbol" style:font-charset="x-symbol" fo:color="#0b3a5a" fo:font-size="25%"/>
          </text:list-level-style-bullet>
          <text:list-level-style-bullet text:level="10" text:bullet-char="•">
            <style:list-level-properties text:space-before="11.4cm" text:min-label-width="0.6cm"/>
            <style:text-properties fo:font-family="OpenSymbol" style:font-charset="x-symbol" fo:color="#0b3a5a" fo:font-size="25%"/>
          </text:list-level-style-bullet>
        </text:list-style>
      </style:graphic-properties>
      <style:paragraph-properties fo:margin-top="0cm" fo:margin-bottom="0cm"/>
      <style:text-properties fo:font-variant="normal" fo:text-transform="none" fo:color="#ffffff" style:text-outline="false" style:text-line-through-style="none" style:text-line-through-type="none" style:font-name="Arial" fo:font-family="Arial" style:font-family-generic="swiss" style:font-pitch="variable" fo:font-size="20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4-outline2" style:display-name="Default 4-outline2" style:family="presentation" style:parent-style-name="Default_20_4-outline1">
      <style:text-properties style:font-size-asian="28pt" style:font-size-complex="28pt"/>
    </style:style>
    <style:style style:name="Default_20_4-outline3" style:display-name="Default 4-outline3" style:family="presentation" style:parent-style-name="Default_20_4-outline2">
      <style:text-properties style:font-size-asian="24pt" style:font-size-complex="24pt"/>
    </style:style>
    <style:style style:name="Default_20_4-outline4" style:display-name="Default 4-outline4" style:family="presentation" style:parent-style-name="Default_20_4-outline3">
      <style:text-properties style:font-size-asian="20pt" style:font-size-complex="20pt"/>
    </style:style>
    <style:style style:name="Default_20_4-outline5" style:display-name="Default 4-outline5" style:family="presentation" style:parent-style-name="Default_20_4-outline4">
      <style:text-properties style:font-size-asian="20pt" style:font-size-complex="20pt"/>
    </style:style>
    <style:style style:name="Default_20_4-outline6" style:display-name="Default 4-outline6" style:family="presentation" style:parent-style-name="Default_20_4-outline5">
      <style:text-properties style:font-size-asian="20pt" style:font-size-complex="20pt"/>
    </style:style>
    <style:style style:name="Default_20_4-outline7" style:display-name="Default 4-outline7" style:family="presentation" style:parent-style-name="Default_20_4-outline6">
      <style:text-properties style:font-size-asian="20pt" style:font-size-complex="20pt"/>
    </style:style>
    <style:style style:name="Default_20_4-outline8" style:display-name="Default 4-outline8" style:family="presentation" style:parent-style-name="Default_20_4-outline7">
      <style:text-properties style:font-size-asian="20pt" style:font-size-complex="20pt"/>
    </style:style>
    <style:style style:name="Default_20_4-outline9" style:display-name="Default 4-outline9" style:family="presentation" style:parent-style-name="Default_20_4-outline8">
      <style:text-properties style:font-size-asian="20pt" style:font-size-complex="20pt"/>
    </style:style>
    <style:style style:name="Default_20_4-subtitle" style:display-name="Default 4-subtitle" style:family="presentation">
      <style:graphic-properties draw:stroke="none" draw:fill="none" draw:textarea-vertical-align="middle">
        <text:list-style style:name="Default_20_4-subtitle" style:display-name="Default 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4-title" style:display-name="Default 4-title" style:family="presentation">
      <style:graphic-properties draw:stroke="none" draw:fill="none" draw:textarea-vertical-align="middle">
        <text:list-style style:name="Default_20_4-title" style:display-name="Default 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c4e1ff" style:text-outline="false" style:text-line-through-style="none" style:text-line-through-type="none" style:font-name="Arial Black" fo:font-family="'Arial Black'" style:font-pitch="variable" fo:font-size="36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7-background" style:display-name="Default 7-background" style:family="presentation">
      <style:graphic-properties draw:stroke="none" draw:fill="none"/>
      <style:text-properties style:letter-kerning="true"/>
    </style:style>
    <style:style style:name="Default_20_7-backgroundobjects" style:display-name="Default 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7-notes" style:display-name="Default 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7-outline1" style:display-name="Default 7-outline1" style:family="presentation">
      <style:graphic-properties draw:stroke="none" draw:fill="none" draw:auto-grow-height="false" draw:fit-to-size="shrink-to-fit" style:shrink-to-fit="true">
        <text:list-style style:name="Default_20_7-outline1" style:display-name="Default 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7-outline2" style:display-name="Default 7-outline2" style:family="presentation" style:parent-style-name="Default_20_7-outline1">
      <style:paragraph-properties fo:margin-top="0.4cm" fo:margin-bottom="0cm"/>
      <style:text-properties fo:font-size="28pt" style:font-size-asian="28pt" style:font-size-complex="28pt"/>
    </style:style>
    <style:style style:name="Default_20_7-outline3" style:display-name="Default 7-outline3" style:family="presentation" style:parent-style-name="Default_20_7-outline2">
      <style:paragraph-properties fo:margin-top="0.3cm" fo:margin-bottom="0cm"/>
      <style:text-properties fo:font-size="24pt" style:font-size-asian="24pt" style:font-size-complex="24pt"/>
    </style:style>
    <style:style style:name="Default_20_7-outline4" style:display-name="Default 7-outline4" style:family="presentation" style:parent-style-name="Default_20_7-outline3">
      <style:paragraph-properties fo:margin-top="0.2cm" fo:margin-bottom="0cm"/>
      <style:text-properties fo:font-size="20pt" style:font-size-asian="20pt" style:font-size-complex="20pt"/>
    </style:style>
    <style:style style:name="Default_20_7-outline5" style:display-name="Default 7-outline5" style:family="presentation" style:parent-style-name="Default_20_7-outline4">
      <style:paragraph-properties fo:margin-top="0.1cm" fo:margin-bottom="0cm"/>
      <style:text-properties fo:font-size="20pt" style:font-size-asian="20pt" style:font-size-complex="20pt"/>
    </style:style>
    <style:style style:name="Default_20_7-outline6" style:display-name="Default 7-outline6" style:family="presentation" style:parent-style-name="Default_20_7-outline5">
      <style:paragraph-properties fo:margin-top="0.1cm" fo:margin-bottom="0cm"/>
      <style:text-properties fo:font-size="20pt" style:font-size-asian="20pt" style:font-size-complex="20pt"/>
    </style:style>
    <style:style style:name="Default_20_7-outline7" style:display-name="Default 7-outline7" style:family="presentation" style:parent-style-name="Default_20_7-outline6">
      <style:paragraph-properties fo:margin-top="0.1cm" fo:margin-bottom="0cm"/>
      <style:text-properties fo:font-size="20pt" style:font-size-asian="20pt" style:font-size-complex="20pt"/>
    </style:style>
    <style:style style:name="Default_20_7-outline8" style:display-name="Default 7-outline8" style:family="presentation" style:parent-style-name="Default_20_7-outline7">
      <style:paragraph-properties fo:margin-top="0.1cm" fo:margin-bottom="0cm"/>
      <style:text-properties fo:font-size="20pt" style:font-size-asian="20pt" style:font-size-complex="20pt"/>
    </style:style>
    <style:style style:name="Default_20_7-outline9" style:display-name="Default 7-outline9" style:family="presentation" style:parent-style-name="Default_20_7-outline8">
      <style:paragraph-properties fo:margin-top="0.1cm" fo:margin-bottom="0cm"/>
      <style:text-properties fo:font-size="20pt" style:font-size-asian="20pt" style:font-size-complex="20pt"/>
    </style:style>
    <style:style style:name="Default_20_7-subtitle" style:display-name="Default 7-subtitle" style:family="presentation">
      <style:graphic-properties draw:stroke="none" draw:fill="none" draw:textarea-vertical-align="middle">
        <text:list-style style:name="Default_20_7-subtitle" style:display-name="Default 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7-title" style:display-name="Default 7-title" style:family="presentation">
      <style:graphic-properties draw:stroke="none" draw:fill="none" draw:textarea-vertical-align="bottom">
        <text:list-style style:name="Default_20_7-title" style:display-name="Default 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fo:color="#0f417a" style:text-outline="false" style:text-line-through-style="none" style:text-line-through-type="none" style:font-name="Arial Narrow" fo:font-family="'Arial Narrow'" style:font-family-generic="swiss" style:font-pitch="variable" fo:font-size="26pt" fo:font-style="normal" fo:text-shadow="none" style:text-underline-style="none" fo:font-weight="bold" style:letter-kerning="true" fo:background-color="transparent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0-background" style:display-name="Default 10-background" style:family="presentation">
      <style:graphic-properties draw:stroke="none" draw:fill="none"/>
      <style:text-properties style:letter-kerning="true"/>
    </style:style>
    <style:style style:name="Default_20_10-backgroundobjects" style:display-name="Default 1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0-notes" style:display-name="Default 1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0-outline1" style:display-name="Default 10-outline1" style:family="presentation">
      <style:graphic-properties draw:stroke="none" draw:fill="none" draw:auto-grow-height="false" draw:fit-to-size="shrink-to-fit" style:shrink-to-fit="true">
        <text:list-style style:name="Default_20_10-outline1" style:display-name="Default 10-outline1">
          <text:list-level-style-bullet text:level="1" text:bullet-char="•">
            <style:list-level-properties text:space-before="0.3cm" text:min-label-width="0.9cm"/>
            <style:text-properties fo:font-family="OpenSymbol" style:font-charset="x-symbol" fo:color="#eeeeee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eeeeee" fo:font-size="75%"/>
          </text:list-level-style-bullet>
          <text:list-level-style-bullet text:level="3" text:bullet-char="•">
            <style:list-level-properties text:space-before="2.8cm" text:min-label-width="0.8cm"/>
            <style:text-properties fo:font-family="OpenSymbol" style:font-charset="x-symbol" fo:color="#eeeeee" fo:font-size="45%"/>
          </text:list-level-style-bullet>
          <text:list-level-style-bullet text:level="4" text:bullet-char="•">
            <style:list-level-properties text:space-before="4.2cm" text:min-label-width="0.6cm"/>
            <style:text-properties fo:font-family="OpenSymbol" style:font-charset="x-symbol" fo:color="#eeeeee" fo:font-size="75%"/>
          </text:list-level-style-bullet>
          <text:list-level-style-bullet text:level="5" text:bullet-char="•">
            <style:list-level-properties text:space-before="5.4cm" text:min-label-width="0.6cm"/>
            <style:text-properties fo:font-family="OpenSymbol" style:font-charset="x-symbol" fo:color="#eeeeee" fo:font-size="45%"/>
          </text:list-level-style-bullet>
          <text:list-level-style-bullet text:level="6" text:bullet-char="•">
            <style:list-level-properties text:space-before="6.6cm" text:min-label-width="0.6cm"/>
            <style:text-properties fo:font-family="OpenSymbol" style:font-charset="x-symbol" fo:color="#eeeeee" fo:font-size="45%"/>
          </text:list-level-style-bullet>
          <text:list-level-style-bullet text:level="7" text:bullet-char="•">
            <style:list-level-properties text:space-before="7.8cm" text:min-label-width="0.6cm"/>
            <style:text-properties fo:font-family="OpenSymbol" style:font-charset="x-symbol" fo:color="#eeeeee" fo:font-size="45%"/>
          </text:list-level-style-bullet>
          <text:list-level-style-bullet text:level="8" text:bullet-char="•">
            <style:list-level-properties text:space-before="9cm" text:min-label-width="0.6cm"/>
            <style:text-properties fo:font-family="OpenSymbol" style:font-charset="x-symbol" fo:color="#eeeeee" fo:font-size="45%"/>
          </text:list-level-style-bullet>
          <text:list-level-style-bullet text:level="9" text:bullet-char="•">
            <style:list-level-properties text:space-before="10.2cm" text:min-label-width="0.6cm"/>
            <style:text-properties fo:font-family="OpenSymbol" style:font-charset="x-symbol" fo:color="#eeeeee" fo:font-size="45%"/>
          </text:list-level-style-bullet>
          <text:list-level-style-bullet text:level="10" text:bullet-char="•">
            <style:list-level-properties text:space-before="11.4cm" text:min-label-width="0.6cm"/>
            <style:text-properties fo:font-family="OpenSymbol" style:font-charset="x-symbol" fo:color="#eeeeee" fo:font-size="45%"/>
          </text:list-level-style-bullet>
        </text:list-style>
      </style:graphic-properties>
      <style:paragraph-properties fo:margin-top="0cm" fo:margin-bottom="0cm" fo:line-height="115%" fo:text-align="start"/>
      <style:text-properties fo:font-variant="normal" fo:text-transform="none" fo:color="#666666" style:text-outline="false" style:text-line-through-style="none" style:text-line-through-type="none" style:font-name="Arial" fo:font-family="Arial" style:font-family-generic="swiss" style:font-pitch="variable" fo:font-size="20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0-outline2" style:display-name="Default 10-outline2" style:family="presentation" style:parent-style-name="Default_20_10-outline1">
      <style:text-properties style:font-size-asian="28pt" style:font-size-complex="28pt"/>
    </style:style>
    <style:style style:name="Default_20_10-outline3" style:display-name="Default 10-outline3" style:family="presentation" style:parent-style-name="Default_20_10-outline2">
      <style:text-properties style:font-size-asian="24pt" style:font-size-complex="24pt"/>
    </style:style>
    <style:style style:name="Default_20_10-outline4" style:display-name="Default 10-outline4" style:family="presentation" style:parent-style-name="Default_20_10-outline3">
      <style:text-properties style:font-size-asian="20pt" style:font-size-complex="20pt"/>
    </style:style>
    <style:style style:name="Default_20_10-outline5" style:display-name="Default 10-outline5" style:family="presentation" style:parent-style-name="Default_20_10-outline4">
      <style:text-properties style:font-size-asian="20pt" style:font-size-complex="20pt"/>
    </style:style>
    <style:style style:name="Default_20_10-outline6" style:display-name="Default 10-outline6" style:family="presentation" style:parent-style-name="Default_20_10-outline5">
      <style:text-properties style:font-size-asian="20pt" style:font-size-complex="20pt"/>
    </style:style>
    <style:style style:name="Default_20_10-outline7" style:display-name="Default 10-outline7" style:family="presentation" style:parent-style-name="Default_20_10-outline6">
      <style:text-properties style:font-size-asian="20pt" style:font-size-complex="20pt"/>
    </style:style>
    <style:style style:name="Default_20_10-outline8" style:display-name="Default 10-outline8" style:family="presentation" style:parent-style-name="Default_20_10-outline7">
      <style:text-properties style:font-size-asian="20pt" style:font-size-complex="20pt"/>
    </style:style>
    <style:style style:name="Default_20_10-outline9" style:display-name="Default 10-outline9" style:family="presentation" style:parent-style-name="Default_20_10-outline8">
      <style:text-properties style:font-size-asian="20pt" style:font-size-complex="20pt"/>
    </style:style>
    <style:style style:name="Default_20_10-subtitle" style:display-name="Default 10-subtitle" style:family="presentation">
      <style:graphic-properties draw:stroke="none" draw:fill="none" draw:textarea-vertical-align="middle">
        <text:list-style style:name="Default_20_10-subtitle" style:display-name="Default 10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0-title" style:display-name="Default 10-title" style:family="presentation">
      <style:graphic-properties draw:stroke="none" draw:fill="none" draw:textarea-vertical-align="middle">
        <text:list-style style:name="Default_20_10-title" style:display-name="Default 1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f417a" style:text-outline="false" style:text-line-through-style="none" style:text-line-through-type="none" style:font-name="Arial Narrow" fo:font-family="'Arial Narrow'" style:font-family-generic="swiss" style:font-pitch="variable" fo:font-size="22pt" fo:font-style="normal" fo:text-shadow="none" style:text-underline-style="none" fo:font-weight="bold" style:letter-kerning="true" fo:background-color="transparent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3-background" style:display-name="Default 13-background" style:family="presentation">
      <style:graphic-properties draw:stroke="none" draw:fill="none"/>
      <style:text-properties style:letter-kerning="true"/>
    </style:style>
    <style:style style:name="Default_20_13-backgroundobjects" style:display-name="Default 1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3-notes" style:display-name="Default 1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3-outline1" style:display-name="Default 13-outline1" style:family="presentation">
      <style:graphic-properties draw:stroke="none" draw:fill="none" draw:auto-grow-height="false" draw:fit-to-size="shrink-to-fit" style:shrink-to-fit="true">
        <text:list-style style:name="Default_20_13-outline1" style:display-name="Default 13-outline1">
          <text:list-level-style-bullet text:level="1" text:bullet-char="●">
            <style:list-level-properties text:space-before="0.3cm" text:min-label-width="0.9cm"/>
            <style:text-properties fo:font-family="OpenSymbol" style:font-charset="x-symbol" fo:color="#5b8ed4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5b8ed4" fo:font-size="45%"/>
          </text:list-level-style-bullet>
          <text:list-level-style-bullet text:level="3" text:bullet-char="•">
            <style:list-level-properties text:space-before="2.8cm" text:min-label-width="0.8cm"/>
            <style:text-properties fo:font-family="OpenSymbol" style:font-charset="x-symbol" fo:color="#5b8ed4" fo:font-size="45%"/>
          </text:list-level-style-bullet>
          <text:list-level-style-bullet text:level="4" text:bullet-char="•">
            <style:list-level-properties text:space-before="4.2cm" text:min-label-width="0.6cm"/>
            <style:text-properties fo:font-family="OpenSymbol" style:font-charset="x-symbol" fo:color="#5b8ed4" fo:font-size="45%"/>
          </text:list-level-style-bullet>
          <text:list-level-style-bullet text:level="5" text:bullet-char="•">
            <style:list-level-properties text:space-before="5.4cm" text:min-label-width="0.6cm"/>
            <style:text-properties fo:font-family="OpenSymbol" style:font-charset="x-symbol" fo:color="#5b8ed4" fo:font-size="45%"/>
          </text:list-level-style-bullet>
          <text:list-level-style-bullet text:level="6" text:bullet-char="•">
            <style:list-level-properties text:space-before="6.6cm" text:min-label-width="0.6cm"/>
            <style:text-properties fo:font-family="OpenSymbol" style:font-charset="x-symbol" fo:color="#5b8ed4" fo:font-size="45%"/>
          </text:list-level-style-bullet>
          <text:list-level-style-bullet text:level="7" text:bullet-char="•">
            <style:list-level-properties text:space-before="7.8cm" text:min-label-width="0.6cm"/>
            <style:text-properties fo:font-family="OpenSymbol" style:font-charset="x-symbol" fo:color="#5b8ed4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charset="x-symbol" fo:color="#5b8ed4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charset="x-symbol" fo:color="#5b8ed4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charset="x-symbol" fo:color="#5b8ed4" fo:font-size="45%"/>
          </text:list-level-style-bullet>
        </text:list-style>
      </style:graphic-properties>
      <style:paragraph-properties fo:margin-left="0.3cm" fo:margin-right="0cm" fo:margin-top="0cm" fo:margin-bottom="0.2cm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swiss" style:font-pitch="variable" fo:font-size="20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3-outline2" style:display-name="Default 13-outline2" style:family="presentation" style:parent-style-name="Default_20_13-outline1">
      <style:text-properties style:font-size-asian="28pt" style:font-size-complex="28pt"/>
    </style:style>
    <style:style style:name="Default_20_13-outline3" style:display-name="Default 13-outline3" style:family="presentation" style:parent-style-name="Default_20_13-outline2">
      <style:text-properties style:font-size-asian="24pt" style:font-size-complex="24pt"/>
    </style:style>
    <style:style style:name="Default_20_13-outline4" style:display-name="Default 13-outline4" style:family="presentation" style:parent-style-name="Default_20_13-outline3">
      <style:text-properties style:font-size-asian="20pt" style:font-size-complex="20pt"/>
    </style:style>
    <style:style style:name="Default_20_13-outline5" style:display-name="Default 13-outline5" style:family="presentation" style:parent-style-name="Default_20_13-outline4">
      <style:text-properties style:font-size-asian="20pt" style:font-size-complex="20pt"/>
    </style:style>
    <style:style style:name="Default_20_13-outline6" style:display-name="Default 13-outline6" style:family="presentation" style:parent-style-name="Default_20_13-outline5">
      <style:text-properties style:font-size-asian="20pt" style:font-size-complex="20pt"/>
    </style:style>
    <style:style style:name="Default_20_13-outline7" style:display-name="Default 13-outline7" style:family="presentation" style:parent-style-name="Default_20_13-outline6">
      <style:text-properties style:font-size-asian="20pt" style:font-size-complex="20pt"/>
    </style:style>
    <style:style style:name="Default_20_13-outline8" style:display-name="Default 13-outline8" style:family="presentation" style:parent-style-name="Default_20_13-outline7">
      <style:text-properties style:font-size-asian="20pt" style:font-size-complex="20pt"/>
    </style:style>
    <style:style style:name="Default_20_13-outline9" style:display-name="Default 13-outline9" style:family="presentation" style:parent-style-name="Default_20_13-outline8">
      <style:text-properties style:font-size-asian="20pt" style:font-size-complex="20pt"/>
    </style:style>
    <style:style style:name="Default_20_13-subtitle" style:display-name="Default 13-subtitle" style:family="presentation">
      <style:graphic-properties draw:stroke="none" draw:fill="none" draw:textarea-vertical-align="middle">
        <text:list-style style:name="Default_20_13-subtitle" style:display-name="Default 1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3-title" style:display-name="Default 13-title" style:family="presentation">
      <style:graphic-properties draw:stroke="none" draw:fill="none" draw:textarea-vertical-align="middle">
        <text:list-style style:name="Default_20_13-title" style:display-name="Default 1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666666" style:text-outline="false" style:text-line-through-style="none" style:text-line-through-type="none" style:font-name="Arial Narrow" fo:font-family="'Arial Narrow'" style:font-family-generic="swiss" style:font-pitch="variable" fo:font-size="24pt" fo:font-style="normal" fo:text-shadow="none" style:text-underline-style="none" fo:font-weight="bold" style:letter-kerning="true" fo:background-color="transparent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_20_2-backgroundobjects">
      <style:graphic-properties draw:stroke="none" draw:fill="none" draw:fill-color="#ffffff" draw:textarea-vertical-align="middle" draw:auto-grow-height="false" fo:min-height="1.086cm"/>
    </style:style>
    <style:style style:name="Mpr2" style:family="presentation" style:parent-style-name="Default_20_2-backgroundobjects">
      <style:graphic-properties draw:stroke="none" draw:fill="none" draw:fill-color="#ffffff" draw:auto-grow-height="false" fo:min-height="1.086cm"/>
    </style:style>
    <style:style style:name="Mpr3" style:family="presentation" style:parent-style-name="Default_20_2-backgroundobjects">
      <style:graphic-properties draw:stroke="none" draw:fill-color="#e8e8e8" draw:opacity="100%" draw:textarea-vertical-align="middle" draw:auto-grow-height="false" fo:min-height="12.398cm" fo:min-width="27.99cm"/>
    </style:style>
    <style:style style:name="Mpr4" style:family="presentation" style:parent-style-name="Default_20_2-backgroundobjects">
      <style:graphic-properties draw:stroke="none" draw:fill-color="#1d4276" draw:opacity="100%" draw:textarea-vertical-align="middle" draw:auto-grow-height="false" fo:min-height="0.56cm" fo:min-width="28.6cm"/>
    </style:style>
    <style:style style:name="Mpr5" style:family="presentation" style:parent-style-name="Default_20_2-backgroundobjects">
      <style:graphic-properties draw:stroke="none" draw:fill-color="#4169af" draw:textarea-vertical-align="middle" draw:auto-grow-height="false" fo:min-height="9.8cm" fo:min-width="15.599cm"/>
    </style:style>
    <style:style style:name="Mpr6" style:family="presentation" style:parent-style-name="Default_20_2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_20_2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Default_20_4-backgroundobjects">
      <style:graphic-properties draw:stroke="none" draw:fill="none" draw:fill-color="#ffffff" draw:auto-grow-height="false" fo:min-height="1.086cm"/>
    </style:style>
    <style:style style:name="Mpr9" style:family="presentation" style:parent-style-name="Default_20_4-backgroundobjects">
      <style:graphic-properties draw:stroke="none" draw:fill-color="#e4003a" draw:opacity="100%" draw:textarea-vertical-align="middle" draw:auto-grow-height="false" fo:min-height="13.248cm" fo:min-width="28.6cm"/>
    </style:style>
    <style:style style:name="Mpr10" style:family="presentation" style:parent-style-name="Default_20_4-backgroundobjects">
      <style:graphic-properties draw:stroke="none" draw:fill-color="#1d4276" draw:opacity="100%" draw:textarea-vertical-align="middle" draw:auto-grow-height="false" fo:min-height="0.56cm" fo:min-width="28.6cm"/>
    </style:style>
    <style:style style:name="Mpr11" style:family="presentation" style:parent-style-name="Default_20_4-backgroundobjects">
      <style:graphic-properties draw:stroke="none" draw:fill-color="#e8e8e8" draw:opacity="100%" draw:textarea-vertical-align="middle" draw:auto-grow-height="false" fo:min-height="1.94cm" fo:min-width="27.999cm"/>
    </style:style>
    <style:style style:name="Mpr12" style:family="presentation" style:parent-style-name="Default_20_4-backgroundobjects">
      <style:graphic-properties draw:stroke="none" draw:fill="none" draw:fill-color="#ffffff" draw:textarea-vertical-align="middle" draw:auto-grow-height="false" fo:min-height="1.086cm"/>
    </style:style>
    <style:style style:name="Mpr13" style:family="presentation" style:parent-style-name="Default_20_4-backgroundobjects">
      <style:graphic-properties draw:stroke="none" draw:fill="none" draw:fill-color="#ffffff" draw:auto-grow-height="false" fo:min-height="1.485cm"/>
    </style:style>
    <style:style style:name="Mpr14" style:family="presentation" style:parent-style-name="Default_20_4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Default_20_7-backgroundobjects">
      <style:graphic-properties draw:stroke="none" draw:fill="none" draw:fill-color="#ffffff" draw:auto-grow-height="false" fo:min-height="1.086cm"/>
    </style:style>
    <style:style style:name="Mpr16" style:family="presentation" style:parent-style-name="Default_20_7-backgroundobjects">
      <style:graphic-properties draw:stroke="none" draw:fill-color="#1d4276" draw:opacity="100%" draw:textarea-vertical-align="middle" draw:auto-grow-height="false" fo:min-height="0.56cm" fo:min-width="28.6cm"/>
    </style:style>
    <style:style style:name="Mpr17" style:family="presentation" style:parent-style-name="Default_20_7-backgroundobjects">
      <style:graphic-properties draw:stroke="none" draw:fill-color="#e3597d" draw:opacity="100%" draw:textarea-vertical-align="middle" draw:auto-grow-height="false" fo:min-height="13.248cm" fo:min-width="28.6cm"/>
    </style:style>
    <style:style style:name="Mpr18" style:family="presentation" style:parent-style-name="Default_20_7-backgroundobjects">
      <style:graphic-properties draw:stroke="none" draw:fill="none" draw:fill-color="#ffffff" draw:textarea-vertical-align="middle" draw:auto-grow-height="false" fo:min-height="1.086cm"/>
    </style:style>
    <style:style style:name="Mpr19" style:family="presentation" style:parent-style-name="Default_20_7-backgroundobjects">
      <style:graphic-properties draw:stroke="solid" svg:stroke-width="0.106cm" svg:stroke-color="#ffffff" draw:marker-start-width="0.358cm" draw:marker-end-width="0.358cm" draw:fill="none" draw:textarea-vertical-align="middle" fo:padding-top="0.052cm" fo:padding-bottom="0.052cm" fo:padding-left="0.052cm" fo:padding-right="0.052cm"/>
    </style:style>
    <style:style style:name="Mpr20" style:family="presentation" style:parent-style-name="Default_20_7-backgroundobjects">
      <style:graphic-properties draw:stroke="none" draw:fill-color="#e8e8e8" draw:opacity="100%" draw:textarea-vertical-align="middle" draw:auto-grow-height="false" fo:min-height="1.94cm" fo:min-width="27.999cm"/>
    </style:style>
    <style:style style:name="Mpr21" style:family="presentation" style:parent-style-name="Default_20_7-backgroundobjects">
      <style:graphic-properties draw:stroke="none" draw:fill="none" draw:fill-color="#ffffff" draw:auto-grow-height="false" fo:min-height="1.485cm"/>
    </style:style>
    <style:style style:name="Mpr22" style:family="presentation" style:parent-style-name="Default_20_7-backgroundobjects">
      <style:graphic-properties draw:stroke="none" draw:fill="none" draw:fill-color="#ffffff" draw:textarea-vertical-align="bottom" draw:auto-grow-height="false" fo:min-height="1.485cm"/>
    </style:style>
    <style:style style:name="Mpr23" style:family="presentation" style:parent-style-name="Default_20_10-backgroundobjects">
      <style:graphic-properties draw:stroke="none" draw:fill="none" draw:fill-color="#ffffff" draw:textarea-vertical-align="middle" draw:auto-grow-height="false" fo:min-height="1.086cm"/>
    </style:style>
    <style:style style:name="Mpr24" style:family="presentation" style:parent-style-name="Default_20_10-backgroundobjects">
      <style:graphic-properties draw:stroke="none" draw:fill-color="#e8e8e8" draw:opacity="100%" draw:textarea-vertical-align="middle" draw:auto-grow-height="false" fo:min-height="12.398cm" fo:min-width="27.99cm"/>
    </style:style>
    <style:style style:name="Mpr25" style:family="presentation" style:parent-style-name="Default_20_10-backgroundobjects">
      <style:graphic-properties draw:stroke="none" draw:fill="none" draw:fill-color="#ffffff" draw:auto-grow-height="false" fo:min-height="1.086cm"/>
    </style:style>
    <style:style style:name="Mpr26" style:family="presentation" style:parent-style-name="Default_20_10-backgroundobjects">
      <style:graphic-properties draw:stroke="none" draw:fill-color="#e4003a" draw:textarea-vertical-align="middle" draw:auto-grow-height="false" fo:min-height="9.8cm" fo:min-width="15.599cm"/>
    </style:style>
    <style:style style:name="Mpr27" style:family="presentation" style:parent-style-name="Default_20_10-backgroundobjects">
      <style:graphic-properties draw:stroke="none" draw:fill-color="#1d4276" draw:opacity="100%" draw:textarea-vertical-align="middle" draw:auto-grow-height="false" fo:min-height="0.56cm" fo:min-width="28.8cm"/>
    </style:style>
    <style:style style:name="Mpr28" style:family="presentation" style:parent-style-name="Default_20_10-backgroundobjects">
      <style:graphic-properties svg:stroke-width="0.081cm" svg:stroke-color="#5b8ed4" draw:marker-start-width="0.322cm" draw:marker-end-width="0.322cm" draw:fill="none" draw:textarea-vertical-align="middle" fo:padding-top="0.041cm" fo:padding-bottom="0.041cm" fo:padding-left="0.041cm" fo:padding-right="0.041cm"/>
    </style:style>
    <style:style style:name="Mpr29" style:family="presentation" style:parent-style-name="Default_20_10-backgroundobjects">
      <style:graphic-properties draw:stroke="none" draw:fill="none" draw:fill-color="#ffffff" draw:auto-grow-height="false" fo:min-height="1.485cm"/>
    </style:style>
    <style:style style:name="Mpr30" style:family="presentation" style:parent-style-name="Default_20_10-backgroundobjects">
      <style:graphic-properties draw:stroke="none" draw:fill="none" draw:fill-color="#ffffff" draw:textarea-vertical-align="bottom" draw:auto-grow-height="false" fo:min-height="1.485cm"/>
    </style:style>
    <style:style style:name="Mpr31" style:family="presentation" style:parent-style-name="Default_20_13-backgroundobjects">
      <style:graphic-properties draw:stroke="none" draw:fill-color="#e4003a" draw:textarea-vertical-align="middle" draw:auto-grow-height="false" fo:min-height="1.582cm" fo:min-width="3.161cm"/>
    </style:style>
    <style:style style:name="Mpr32" style:family="presentation" style:parent-style-name="Default_20_13-backgroundobjects">
      <style:graphic-properties draw:stroke="none" draw:fill="none" draw:fill-color="#ffffff" draw:auto-grow-height="false" fo:min-height="1.086cm"/>
    </style:style>
    <style:style style:name="Mpr33" style:family="presentation" style:parent-style-name="Default_20_13-backgroundobjects">
      <style:graphic-properties draw:stroke="none" draw:fill-color="#1d4276" draw:opacity="100%" draw:textarea-vertical-align="middle" draw:auto-grow-height="false" fo:min-height="0.56cm" fo:min-width="28.6cm"/>
    </style:style>
    <style:style style:name="Mpr34" style:family="presentation" style:parent-style-name="Default_20_13-backgroundobjects">
      <style:graphic-properties draw:stroke="none" draw:fill-color="#e8e8e8" draw:opacity="100%" draw:textarea-vertical-align="middle" draw:auto-grow-height="false" fo:min-height="1.94cm" fo:min-width="27.999cm"/>
    </style:style>
    <style:style style:name="Mpr35" style:family="presentation" style:parent-style-name="Default_20_13-backgroundobjects">
      <style:graphic-properties draw:stroke="none" draw:fill="none" draw:fill-color="#ffffff" draw:textarea-vertical-align="middle" draw:auto-grow-height="false" fo:min-height="1.086cm"/>
    </style:style>
    <style:style style:name="Mpr36" style:family="presentation" style:parent-style-name="Default_20_13-backgroundobjects">
      <style:graphic-properties draw:stroke="none" draw:fill="none" draw:fill-color="#ffffff" draw:auto-grow-height="false" fo:min-height="1.485cm"/>
    </style:style>
    <style:style style:name="Mpr37" style:family="presentation" style:parent-style-name="Default_20_13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color="#f5bbc2" style:font-name="Arial" fo:font-size="9pt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color="#f5bbc2" style:font-name="Arial" fo:font-size="9pt" style:font-size-asian="14pt" style:font-size-complex="14pt"/>
    </style:style>
    <style:style style:name="MP7" style:family="paragraph">
      <style:paragraph-properties fo:text-align="start"/>
      <style:text-properties fo:color="#f5bbc2" style:font-name="Arial" fo:font-size="9pt" style:font-size-asian="14pt" style:font-size-complex="14pt"/>
    </style:style>
    <style:style style:name="MP8" style:family="paragraph">
      <loext:graphic-properties draw:fill="none" draw:fill-color="#ffffff"/>
      <style:paragraph-properties fo:text-align="start"/>
      <style:text-properties fo:color="#f5bbc2" style:font-name="Arial" fo:font-size="9pt" style:font-size-asian="14pt" style:font-size-complex="14pt"/>
    </style:style>
    <style:style style:name="MP9" style:family="paragraph">
      <loext:graphic-properties draw:fill-color="#e8e8e8" draw:opacity="100%"/>
      <style:paragraph-properties fo:text-align="center"/>
    </style:style>
    <style:style style:name="MP10" style:family="paragraph">
      <loext:graphic-properties draw:fill-color="#1d4276" draw:opacity="100%"/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loext:graphic-properties draw:fill-color="#4169af"/>
      <style:paragraph-properties fo:text-align="center"/>
    </style:style>
    <style:style style:name="MP13" style:family="paragraph">
      <style:paragraph-properties fo:text-align="center"/>
      <style:text-properties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5" style:family="paragraph">
      <loext:graphic-properties draw:fill-color="#e4003a" draw:opacity="100%"/>
      <style:paragraph-properties fo:text-align="center"/>
    </style:style>
    <style:style style:name="MP16" style:family="paragraph">
      <loext:graphic-properties draw:fill-color="#e3597d" draw:opacity="100%"/>
      <style:paragraph-properties fo:text-align="center"/>
    </style:style>
    <style:style style:name="MP17" style:family="paragraph">
      <style:paragraph-properties fo:text-align="start"/>
      <style:text-properties style:font-name="Arial" fo:font-size="9pt" style:font-size-asian="14pt" style:font-size-complex="14pt"/>
    </style:style>
    <style:style style:name="MP18" style:family="paragraph">
      <loext:graphic-properties draw:fill="none" draw:fill-color="#ffffff"/>
      <style:paragraph-properties fo:text-align="start"/>
      <style:text-properties style:font-name="Arial" fo:font-size="9pt" style:font-size-asian="14pt" style:font-size-complex="14pt"/>
    </style:style>
    <style:style style:name="MP19" style:family="paragraph">
      <loext:graphic-properties draw:fill-color="#e4003a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5bbc2" style:font-name="Arial" fo:font-size="9pt" style:font-size-asian="14pt" style:font-size-complex="14pt"/>
    </style:style>
    <style:style style:name="MT3" style:family="text">
      <style:text-properties fo:color="#f5bbc2" style:font-name="Arial" fo:font-size="9pt" fo:language="fr" fo:country="FR" style:font-size-asian="14pt" style:language-asian="fr" style:country-asian="FR" style:font-size-complex="14pt" style:language-complex="fr" style:country-complex="FR"/>
    </style:style>
    <style:style style:name="MT4" style:family="text">
      <style:text-properties fo:font-size="14pt" fo:language="fr" fo:country="FR" style:font-size-asian="14pt" style:language-asian="fr" style:country-asian="FR" style:font-size-complex="14pt" style:language-complex="fr" style:country-complex="FR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Default_20_2" style:display-name="Default 2" style:page-layout-name="PM1" draw:style-name="Mdp1">
      <draw:frame presentation:style-name="Mpr1" draw:text-style-name="MP6" draw:layer="backgroundobjects" svg:width="8.2cm" svg:height="0.41cm" svg:x="19cm" svg:y="12.25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8" draw:layer="backgroundobjects" svg:width="3.323cm" svg:height="0.4cm" svg:x="23.9cm" svg:y="12.25cm" presentation:class="date-time">
        <draw:text-box>
          <text:p text:style-name="MP7"><text:span text:style-name="MT3"><presentation:date-time/></text:span></text:p>
        </draw:text-box>
      </draw:frame>
      <draw:frame presentation:style-name="Mpr2" draw:text-style-name="MP4" draw:layer="backgroundobjects" svg:width="6.523cm" svg:height="1.085cm" svg:x="20.6cm" svg:y="8.8cm" presentation:class="page-number">
        <draw:text-box>
          <text:p text:style-name="MP3"><text:span text:style-name="MT1"><text:page-number>&lt;numéro&gt;</text:page-number></text:span></text:p>
        </draw:text-box>
      </draw:frame>
      <draw:custom-shape presentation:style-name="Mpr3" draw:text-style-name="MP9" draw:layer="backgroundobjects" svg:width="27.99cm" svg:height="12.398cm" svg:x="0.012cm" svg:y="0.002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presentation:style-name="Mpr4" draw:text-style-name="MP10" draw:layer="backgroundobjects" svg:width="28.6cm" svg:height="0.56cm" svg:x="-0.4cm" svg:y="12.2cm">
        <text:p/>
        <draw:enhanced-geometry svg:viewBox="0 0 21600 21600" draw:type="rectangle" draw:enhanced-path="M 0 0 L 21600 0 21600 21600 0 21600 0 0 Z N"/>
      </draw:custom-shape>
      <draw:frame draw:style-name="Mgr3" draw:text-style-name="MP11" draw:layer="backgroundobjects" svg:width="5.626cm" svg:height="2.397cm" svg:x="0.528cm" svg:y="12.793cm">
        <draw:image xlink:href="Pictures/100002010000023D000000F760955184B9E18D71.png" xlink:type="simple" xlink:show="embed" xlink:actuate="onLoad">
          <text:p/>
        </draw:image>
      </draw:frame>
      <draw:frame presentation:style-name="Default_20_2-title" draw:layer="backgroundobjects" svg:width="13.6cm" svg:height="2.5cm" svg:x="2.2cm" svg:y="4cm" presentation:class="title" presentation:placeholder="true">
        <draw:text-box/>
      </draw:frame>
      <draw:frame presentation:style-name="Default_20_2-outline1" draw:layer="backgroundobjects" svg:width="13.6cm" svg:height="4.019cm" svg:x="2.2cm" svg:y="7.081cm" presentation:class="outline" presentation:placeholder="true">
        <draw:text-box/>
      </draw:frame>
      <draw:g>
        <draw:custom-shape presentation:style-name="Mpr5" draw:text-style-name="MP12" draw:layer="backgroundobjects" svg:width="15.599cm" svg:height="9.8cm" svg:x="12.383cm" svg:y="2.4cm">
          <text:p/>
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Mgr3" draw:text-style-name="MP11" draw:layer="backgroundobjects" svg:width="7.45cm" svg:height="4.24cm" svg:x="16cm" svg:y="3.8cm">
          <draw:image xlink:href="Pictures/10000201000003900000020BFC45C0563C016B27.png" xlink:type="simple" xlink:show="embed" xlink:actuate="onLoad">
            <text:p/>
          </draw:image>
        </draw:frame>
      </draw:g>
      <presentation:notes style:page-layout-name="PM0">
        <draw:page-thumbnail presentation:style-name="Default_20_2-title" draw:layer="backgroundobjects" svg:width="19.798cm" svg:height="11.136cm" svg:x="0.6cm" svg:y="2.257cm" presentation:class="page"/>
        <draw:frame presentation:style-name="Default_20_2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Default_20_4" style:display-name="Default 4" style:page-layout-name="PM1" draw:style-name="Mdp1">
      <draw:frame presentation:style-name="Mpr8" draw:text-style-name="MP14" draw:layer="backgroundobjects" svg:width="8.875cm" svg:height="1.085cm" svg:x="9.576cm" svg:y="14.348cm" presentation:class="footer">
        <draw:text-box>
          <text:p text:style-name="MP13"><text:span text:style-name="MT1"><presentation:footer/></text:span></text:p>
        </draw:text-box>
      </draw:frame>
      <draw:frame presentation:style-name="Mpr8" draw:text-style-name="MP2" draw:layer="backgroundobjects" svg:width="6.523cm" svg:height="1.085cm" svg:x="1.4cm" svg:y="14.348cm" presentation:class="date-time">
        <draw:text-box>
          <text:p text:style-name="MP1"><text:span text:style-name="MT4"><presentation:date-time/></text:span></text:p>
        </draw:text-box>
      </draw:frame>
      <draw:custom-shape presentation:style-name="Mpr9" draw:text-style-name="MP15" draw:layer="backgroundobjects" svg:width="28.6cm" svg:height="13.248cm" svg:x="-0.2cm" svg:y="2.502cm">
        <text:p/>
        <draw:enhanced-geometry svg:viewBox="0 0 21600 21600" draw:type="rectangle" draw:enhanced-path="M 0 0 L 21600 0 21600 21600 0 21600 0 0 Z N"/>
      </draw:custom-shape>
      <draw:custom-shape presentation:style-name="Mpr10" draw:text-style-name="MP10" draw:layer="backgroundobjects" svg:width="28.6cm" svg:height="0.56cm" svg:x="-0.2cm" svg:y="1.942cm">
        <text:p/>
        <draw:enhanced-geometry svg:viewBox="0 0 21600 21600" draw:type="rectangle" draw:enhanced-path="M 0 0 L 21600 0 21600 21600 0 21600 0 0 Z N"/>
      </draw:custom-shape>
      <draw:custom-shape presentation:style-name="Mpr11" draw:text-style-name="MP9" draw:layer="backgroundobjects" svg:width="27.999cm" svg:height="1.94cm" svg:x="0.001cm" svg:y="0.002cm">
        <text:p/>
        <draw:enhanced-geometry svg:viewBox="0 0 21600 21600" draw:type="rectangle" draw:enhanced-path="M 0 0 L 21600 0 21600 21600 0 21600 0 0 Z N"/>
      </draw:custom-shape>
      <draw:frame draw:style-name="Mgr3" draw:text-style-name="MP11" draw:layer="backgroundobjects" svg:width="4.2cm" svg:height="1.79cm" svg:x="0.242cm" svg:y="-0.12cm">
        <draw:image xlink:href="Pictures/100002010000023D000000F760955184B9E18D71.png" xlink:type="simple" xlink:show="embed" xlink:actuate="onLoad">
          <text:p/>
        </draw:image>
      </draw:frame>
      <draw:frame presentation:style-name="Mpr12" draw:text-style-name="MP8" draw:layer="backgroundobjects" svg:width="3.3cm" svg:height="0.4cm" svg:x="26.5cm" svg:y="2cm" presentation:class="page-number">
        <draw:text-box>
          <text:p text:style-name="MP7"><text:span text:style-name="MT2"><text:page-number>&lt;numéro&gt;</text:page-number></text:span></text:p>
        </draw:text-box>
      </draw:frame>
      <draw:frame presentation:style-name="Default_20_4-title" draw:layer="backgroundobjects" svg:width="10.599cm" svg:height="5.2cm" svg:x="0.6cm" svg:y="3.4cm" presentation:class="title" presentation:placeholder="true">
        <draw:text-box/>
      </draw:frame>
      <draw:frame presentation:style-name="Default_20_4-outline1" draw:layer="backgroundobjects" svg:width="15.199cm" svg:height="5.2cm" svg:x="11.201cm" svg:y="3.4cm" presentation:class="outline" presentation:placeholder="true">
        <draw:text-box/>
      </draw:frame>
      <presentation:notes style:page-layout-name="PM0">
        <draw:page-thumbnail presentation:style-name="Default_20_4-title" draw:layer="backgroundobjects" svg:width="0.001cm" svg:height="0.001cm" svg:x="0cm" svg:y="2.257cm" presentation:class="page"/>
        <draw:frame presentation:style-name="Default_20_4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Default_20_7" style:display-name="Default 7" style:page-layout-name="PM1" draw:style-name="Mdp1">
      <office:forms form:automatic-focus="false" form:apply-design-mode="false"/>
      <draw:frame presentation:style-name="Default_20_7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14" draw:layer="backgroundobjects" svg:width="8.875cm" svg:height="1.085cm" svg:x="9.576cm" svg:y="14.348cm" presentation:class="footer">
        <draw:text-box>
          <text:p text:style-name="MP13"><text:span text:style-name="MT1"><presentation:footer/></text:span></text:p>
        </draw:text-box>
      </draw:frame>
      <draw:custom-shape presentation:style-name="Mpr16" draw:text-style-name="MP10" draw:layer="backgroundobjects" svg:width="28.6cm" svg:height="0.56cm" svg:x="-0.2cm" svg:y="1.94cm">
        <text:p/>
        <draw:enhanced-geometry svg:viewBox="0 0 21600 21600" draw:type="rectangle" draw:enhanced-path="M 0 0 L 21600 0 21600 21600 0 21600 0 0 Z N"/>
      </draw:custom-shape>
      <draw:custom-shape presentation:style-name="Mpr17" draw:text-style-name="MP16" draw:layer="backgroundobjects" svg:width="28.6cm" svg:height="13.248cm" svg:x="-0.2cm" svg:y="2.5cm">
        <text:p/>
        <draw:enhanced-geometry svg:viewBox="0 0 21600 21600" draw:type="rectangle" draw:enhanced-path="M 0 0 L 21600 0 21600 21600 0 21600 0 0 Z N"/>
      </draw:custom-shape>
      <draw:frame presentation:style-name="Default_20_7-title" draw:layer="backgroundobjects" svg:width="10.2cm" svg:height="2.629cm" svg:x="8.6cm" svg:y="7.6cm" presentation:class="title" presentation:placeholder="true">
        <draw:text-box/>
      </draw:frame>
      <draw:frame presentation:style-name="Mpr18" draw:text-style-name="MP8" draw:layer="backgroundobjects" svg:width="4.123cm" svg:height="0.4cm" svg:x="26.477cm" svg:y="2.026cm" presentation:class="page-number">
        <draw:text-box>
          <text:p text:style-name="MP7"><text:span text:style-name="MT2"><text:page-number>&lt;numéro&gt;</text:page-number></text:span></text:p>
        </draw:text-box>
      </draw:frame>
      <draw:line presentation:style-name="Mpr19" draw:text-style-name="MP11" draw:layer="backgroundobjects" svg:x1="9cm" svg:y1="10.526cm" svg:x2="18.8cm" svg:y2="10.526cm">
        <text:p/>
      </draw:line>
      <draw:custom-shape presentation:style-name="Mpr20" draw:text-style-name="MP9" draw:layer="backgroundobjects" svg:width="27.999cm" svg:height="1.94cm" svg:x="0.001cm" svg:y="0cm">
        <text:p/>
        <draw:enhanced-geometry svg:viewBox="0 0 21600 21600" draw:type="rectangle" draw:enhanced-path="M 0 0 L 21600 0 21600 21600 0 21600 0 0 Z N"/>
      </draw:custom-shape>
      <draw:frame draw:style-name="Mgr3" draw:text-style-name="MP11" draw:layer="backgroundobjects" svg:width="4.2cm" svg:height="1.79cm" svg:x="0.242cm" svg:y="-0.122cm">
        <draw:image xlink:href="Pictures/100002010000023D000000F760955184B9E18D71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Default_20_7-title" draw:layer="backgroundobjects" svg:width="0.001cm" svg:height="0.001cm" svg:x="0cm" svg:y="2.257cm" presentation:class="page"/>
        <draw:frame presentation:style-name="Default_20_7-notes" draw:layer="backgroundobjects" svg:width="16.799cm" svg:height="13.364cm" svg:x="2.1cm" svg:y="14.107cm" presentation:class="notes" presentation:placeholder="true">
          <draw:text-box/>
        </draw:frame>
        <draw:frame presentation:style-name="Mpr2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Default_20_10" style:display-name="Default 10" style:page-layout-name="PM1" draw:style-name="Mdp1">
      <draw:frame presentation:style-name="Mpr23" draw:text-style-name="MP6" draw:layer="backgroundobjects" svg:width="8.2cm" svg:height="0.41cm" svg:x="19cm" svg:y="12.25cm" presentation:class="footer">
        <draw:text-box>
          <text:p text:style-name="MP5"><text:span text:style-name="MT2"><presentation:footer/></text:span></text:p>
        </draw:text-box>
      </draw:frame>
      <draw:frame presentation:style-name="Mpr23" draw:text-style-name="MP18" draw:layer="backgroundobjects" svg:width="3.723cm" svg:height="0.4cm" svg:x="23.877cm" svg:y="12.25cm" presentation:class="date-time">
        <draw:text-box>
          <text:p text:style-name="MP17"><text:span text:style-name="MT2"><presentation:date-time/></text:span></text:p>
        </draw:text-box>
      </draw:frame>
      <draw:custom-shape presentation:style-name="Mpr24" draw:text-style-name="MP9" draw:layer="backgroundobjects" svg:width="27.99cm" svg:height="12.398cm" svg:x="0.011cm" svg:y="0.002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25" draw:text-style-name="MP4" draw:layer="backgroundobjects" svg:width="6.523cm" svg:height="1.085cm" svg:x="20.8cm" svg:y="10.4cm" presentation:class="page-number">
        <draw:text-box>
          <text:p text:style-name="MP3"><text:span text:style-name="MT1"><text:page-number>&lt;numéro&gt;</text:page-number></text:span></text:p>
        </draw:text-box>
      </draw:frame>
      <draw:custom-shape presentation:style-name="Mpr26" draw:text-style-name="MP19" draw:layer="backgroundobjects" svg:width="15.599cm" svg:height="9.8cm" svg:x="12.382cm" svg:y="2.4cm">
        <text:p/>
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</draw:custom-shape>
      <draw:custom-shape presentation:style-name="Mpr27" draw:text-style-name="MP10" draw:layer="backgroundobjects" svg:width="28.8cm" svg:height="0.56cm" svg:x="-0.4cm" svg:y="12.2cm">
        <text:p/>
        <draw:enhanced-geometry svg:viewBox="0 0 21600 21600" draw:type="rectangle" draw:enhanced-path="M 0 0 L 21600 0 21600 21600 0 21600 0 0 Z N"/>
      </draw:custom-shape>
      <draw:frame draw:style-name="Mgr3" draw:text-style-name="MP11" draw:layer="backgroundobjects" svg:width="5.627cm" svg:height="2.398cm" svg:x="0.526cm" svg:y="12.792cm">
        <draw:image xlink:href="Pictures/100002010000023D000000F760955184B9E18D71.png" xlink:type="simple" xlink:show="embed" xlink:actuate="onLoad">
          <text:p/>
        </draw:image>
      </draw:frame>
      <draw:frame presentation:style-name="Default_20_10-title" draw:layer="backgroundobjects" svg:width="12.4cm" svg:height="1.4cm" svg:x="7.8cm" svg:y="3.2cm" presentation:class="title" presentation:placeholder="true">
        <draw:text-box/>
      </draw:frame>
      <draw:frame presentation:style-name="Default_20_10-outline1" draw:layer="backgroundobjects" svg:width="12.399cm" svg:height="5.184cm" svg:x="7.801cm" svg:y="6.316cm" presentation:class="outline" presentation:placeholder="true">
        <draw:text-box/>
      </draw:frame>
      <draw:line presentation:style-name="Mpr28" draw:text-style-name="MP11" draw:layer="backgroundobjects" svg:x1="7.9cm" svg:y1="5.9cm" svg:x2="20.1cm" svg:y2="5.9cm">
        <text:p/>
      </draw:line>
      <presentation:notes style:page-layout-name="PM0">
        <draw:page-thumbnail presentation:style-name="Default_20_10-title" draw:layer="backgroundobjects" svg:width="0.001cm" svg:height="0.001cm" svg:x="0cm" svg:y="2.257cm" presentation:class="page"/>
        <draw:frame presentation:style-name="Default_20_10-notes" draw:layer="backgroundobjects" svg:width="16.799cm" svg:height="13.364cm" svg:x="2.1cm" svg:y="14.107cm" presentation:class="notes" presentation:placeholder="true">
          <draw:text-box/>
        </draw:frame>
        <draw:frame presentation:style-name="Mpr2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Default_20_13" style:display-name="Default 13" style:page-layout-name="PM1" draw:style-name="Mdp1">
      <office:forms form:automatic-focus="false" form:apply-design-mode="false"/>
      <draw:custom-shape presentation:style-name="Mpr31" draw:text-style-name="MP19" draw:layer="backgroundobjects" svg:width="3.161cm" svg:height="1.582cm" svg:x="24.831cm" svg:y="14.168cm">
        <text:p/>
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</draw:custom-shape>
      <draw:frame presentation:style-name="Mpr32" draw:text-style-name="MP2" draw:layer="backgroundobjects" svg:width="6.523cm" svg:height="1.085cm" svg:x="6.549cm" svg:y="0.6cm" presentation:class="date-time">
        <draw:text-box>
          <text:p text:style-name="MP1"><text:span text:style-name="MT1"><presentation:date-time/></text:span></text:p>
        </draw:text-box>
      </draw:frame>
      <draw:frame presentation:style-name="Mpr32" draw:text-style-name="MP14" draw:layer="backgroundobjects" svg:width="8.875cm" svg:height="1.085cm" svg:x="14.725cm" svg:y="0.6cm" presentation:class="footer">
        <draw:text-box>
          <text:p text:style-name="MP13"><text:span text:style-name="MT1"><presentation:footer/></text:span></text:p>
        </draw:text-box>
      </draw:frame>
      <draw:custom-shape presentation:style-name="Mpr33" draw:text-style-name="MP10" draw:layer="backgroundobjects" svg:width="28.6cm" svg:height="0.56cm" svg:x="-0.2cm" svg:y="1.942cm">
        <text:p/>
        <draw:enhanced-geometry svg:viewBox="0 0 21600 21600" draw:type="rectangle" draw:enhanced-path="M 0 0 L 21600 0 21600 21600 0 21600 0 0 Z N"/>
      </draw:custom-shape>
      <draw:custom-shape presentation:style-name="Mpr34" draw:text-style-name="MP9" draw:layer="backgroundobjects" svg:width="27.999cm" svg:height="1.94cm" svg:x="0.001cm" svg:y="0.002cm">
        <text:p/>
        <draw:enhanced-geometry svg:viewBox="0 0 21600 21600" draw:type="rectangle" draw:enhanced-path="M 0 0 L 21600 0 21600 21600 0 21600 0 0 Z N"/>
      </draw:custom-shape>
      <draw:frame draw:style-name="Mgr3" draw:text-style-name="MP11" draw:layer="backgroundobjects" svg:width="4.2cm" svg:height="1.79cm" svg:x="0.242cm" svg:y="-0.12cm">
        <draw:image xlink:href="Pictures/100002010000023D000000F760955184B9E18D71.png" xlink:type="simple" xlink:show="embed" xlink:actuate="onLoad">
          <text:p/>
        </draw:image>
      </draw:frame>
      <draw:frame presentation:style-name="Default_20_13-title" draw:layer="backgroundobjects" svg:width="26.2cm" svg:height="2cm" svg:x="0.9cm" svg:y="0cm" presentation:class="title" presentation:placeholder="true">
        <draw:text-box/>
      </draw:frame>
      <draw:frame presentation:style-name="Default_20_13-outline1" draw:layer="backgroundobjects" svg:width="26.2cm" svg:height="8.64cm" svg:x="0.9cm" svg:y="6.2cm" presentation:class="outline" presentation:placeholder="true">
        <draw:text-box/>
      </draw:frame>
      <draw:frame presentation:style-name="Mpr35" draw:text-style-name="MP8" draw:layer="backgroundobjects" svg:width="5.7cm" svg:height="0.4cm" svg:x="26.5cm" svg:y="2cm" presentation:class="page-number">
        <draw:text-box>
          <text:p text:style-name="MP7"><text:span text:style-name="MT2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_20_13-title" draw:layer="backgroundobjects" svg:width="19.798cm" svg:height="11.136cm" svg:x="0.6cm" svg:y="2.257cm" presentation:class="page"/>
        <draw:frame presentation:style-name="Default_20_13-notes" draw:layer="backgroundobjects" svg:width="16.799cm" svg:height="13.364cm" svg:x="2.1cm" svg:y="14.107cm" presentation:class="notes" presentation:placeholder="true">
          <draw:text-box/>
        </draw:frame>
        <draw:frame presentation:style-name="Mpr3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02T15:38:36.873228229</meta:creation-date>
    <meta:editing-duration>PT4H49M22S</meta:editing-duration>
    <meta:editing-cycles>76</meta:editing-cycles>
    <meta:generator>LibreOffice/5.4.6.2$Windows_X86_64 LibreOffice_project/4014ce260a04f1026ba855d3b8d91541c224eab8</meta:generator>
    <dc:date>2019-05-20T14:17:06.888000000</dc:date>
    <meta:document-statistic meta:object-count="215"/>
  </office:meta>
</office:document-meta>
</file>